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73.3pt"/>
    </style:style>
    <style:style style:name="co11" style:family="table-column">
      <style:table-column-properties fo:break-before="auto" style:column-width="2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17.0cm</text:p>
          </table:table-cell>
          <table:table-cell table:formula="of:=17-5.5-2" office:value-type="float" office:value="9.5" calcext:value-type="float">
            <text:p>9.5</text:p>
          </table:table-cell>
          <table:table-cell office:value-type="string" calcext:value-type="string">
            <text:p>+- 0.1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V_readings_sensor(Volts)</text:p>
          </table:table-cell>
          <table:table-cell office:value-type="string" calcext:value-type="string">
            <text:p>Amplification normalization</text:p>
          </table:table-cell>
          <table:table-cell office:value-type="string" calcext:value-type="string">
            <text:p>V_actual_sensor(Volts)</text:p>
          </table:table-cell>
          <table:table-cell table:style-name="Default" office:value-type="string" calcext:value-type="string">
            <text:p>sigma v_sensor</text:p>
          </table:table-cell>
          <table:table-cell office:value-type="string" calcext:value-type="string">
            <text:p>v_lamp(Volts)</text:p>
          </table:table-cell>
          <table:table-cell office:value-type="string" calcext:value-type="string">
            <text:p>sigma v_lamp</text:p>
          </table:table-cell>
          <table:table-cell office:value-type="string" calcext:value-type="string">
            <text:p>i_lamp(A)</text:p>
          </table:table-cell>
          <table:table-cell office:value-type="string" calcext:value-type="string">
            <text:p>sigma i_lamp</text:p>
          </table:table-cell>
          <table:table-cell/>
          <table:table-cell office:value-type="string" calcext:value-type="string">
            <text:p>R_lamp</text:p>
          </table:table-cell>
          <table:table-cell office:value-type="string" calcext:value-type="string">
            <text:p>sigma R_lamp</text:p>
          </table:table-cell>
          <table:table-cell office:value-type="string" calcext:value-type="string">
            <text:p>R/R300</text:p>
          </table:table-cell>
          <table:table-cell office:value-type="string" calcext:value-type="string">
            <text:p>sigma R/R3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gma T</text:p>
          </table:table-cell>
          <table:table-cell office:value-type="string" calcext:value-type="string">
            <text:p>log T</text:p>
          </table:table-cell>
          <table:table-cell office:value-type="string" calcext:value-type="string">
            <text:p>sigma log T</text:p>
          </table:table-cell>
          <table:table-cell office:value-type="string" calcext:value-type="string">
            <text:p>log V_sensor</text:p>
          </table:table-cell>
          <table:table-cell office:value-type="string" calcext:value-type="string">
            <text:p>sigma log V_s</text:p>
          </table:table-cell>
          <table:table-cell/>
          <table:table-cell office:value-type="string" calcext:value-type="string">
            <text:p>T^4</text:p>
          </table:table-cell>
          <table:table-cell office:value-type="string" calcext:value-type="string">
            <text:p>sigma T^4</text:p>
          </table:table-cell>
          <table:table-cell office:value-type="string" calcext:value-type="string">
            <text:p>V_s*4*pi*D^2</text:p>
          </table:table-cell>
          <table:table-cell office:value-type="string" calcext:value-type="string">
            <text:p>sigma 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4]*[.C4]" office:value-type="float" office:value="0.00005" calcext:value-type="float">
            <text:p>5E-05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502" calcext:value-type="float">
            <text:p>1.502</text:p>
          </table:table-cell>
          <table:table-cell office:value-type="float" office:value="0.001" calcext:value-type="float">
            <text:p>0.001</text:p>
          </table:table-cell>
          <table:table-cell office:value-type="float" office:value="1.14" calcext:value-type="float">
            <text:p>1.1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4]/[.H4]" office:value-type="float" office:value="1.31754385964912" calcext:value-type="float">
            <text:p>1.31754385964912</text:p>
          </table:table-cell>
          <table:table-cell table:formula="of:=SQRT(([.G4]/[.H4])^2+([.I4]*[.F4]/[.H4]/[.H4])^2)" office:value-type="float" office:value="0.00145093177046288" calcext:value-type="float">
            <text:p>0.001450931770463</text:p>
          </table:table-cell>
          <table:table-cell table:formula="of:=[.K4]/0.2969" office:value-type="float" office:value="4.43766877618431" calcext:value-type="float">
            <text:p>4.43766877618431</text:p>
          </table:table-cell>
          <table:table-cell table:formula="of:=SQRT(([.L4]/0.2969)^2+(0.001541*[.K4]/0.2969/0.2969)^2)" office:value-type="float" office:value="0.0235455616247142" calcext:value-type="float">
            <text:p>0.023545561624714</text:p>
          </table:table-cell>
          <table:table-cell table:formula="of:=27.43+303.8*[.M4]-37.18*([.M4])^2+6.019*([.M4])^3-0.4931*([.M4])^4+0.01559*([.M4])^5" office:value-type="float" office:value="1005.01618044438" calcext:value-type="float">
            <text:p>1005.01618044438</text:p>
          </table:table-cell>
          <table:table-cell table:formula="of:=(303.8-37.18*2*[.M4]+6.019*3*[.M4]^2-0.4931*4*[.M4]^3+0.01559*5*[.M4]^4)*[.N4]" office:value-type="float" office:value="4.40938568745056" calcext:value-type="float">
            <text:p>4.40938568745056</text:p>
          </table:table-cell>
          <table:table-cell table:formula="of:=LN([.O4])" office:value-type="float" office:value="6.91275892030823" calcext:value-type="float">
            <text:p>6.91275892030823</text:p>
          </table:table-cell>
          <table:table-cell table:formula="of:=[.P4]/[.O4]" office:value-type="float" office:value="0.00438737780868454" calcext:value-type="float">
            <text:p>0.004387377808685</text:p>
          </table:table-cell>
          <table:table-cell table:formula="of:=LN([.D4])" office:value-type="float" office:value="-9.90348755253613" calcext:value-type="float">
            <text:p>-9.90348755253613</text:p>
          </table:table-cell>
          <table:table-cell table:formula="of:=[.E4]/[.D4]" office:value-type="float" office:value="1" calcext:value-type="float">
            <text:p>1</text:p>
          </table:table-cell>
          <table:table-cell/>
          <table:table-cell table:formula="of:=[.O4]^4" office:value-type="float" office:value="1020216199678" calcext:value-type="float">
            <text:p>1020216199678</text:p>
          </table:table-cell>
          <table:table-cell table:formula="of:=3*([.O4]^3)*[.P4]" office:value-type="float" office:value="13428221743.5832" calcext:value-type="float">
            <text:p>13428221743.5832</text:p>
          </table:table-cell>
          <table:table-cell table:formula="of:=PI()*4*9.5*9.5*[.D4]" office:value-type="float" office:value="0.0567057473972958" calcext:value-type="float">
            <text:p>0.056705747397296</text:p>
          </table:table-cell>
          <table:table-cell table:formula="of:=SQRT((PI()*4*9.5*9.5*[.E4])^2+(PI()*4*9.5*2*[.D4]*0.1)^2)" office:value-type="float" office:value="0.056718312375823" calcext:value-type="float">
            <text:p>0.05671831237582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5]*[.C5]" office:value-type="float" office:value="0.0001" calcext:value-type="float">
            <text:p>0.0001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68" calcext:value-type="float">
            <text:p>1.26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]/[.H5]" office:value-type="float" office:value="1.58123028391167" calcext:value-type="float">
            <text:p>1.58123028391167</text:p>
          </table:table-cell>
          <table:table-cell table:formula="of:=SQRT(([.G5]/[.H5])^2+([.I5]*[.F5]/[.H5]/[.H5])^2)" office:value-type="float" office:value="0.00147547790742667" calcext:value-type="float">
            <text:p>0.001475477907427</text:p>
          </table:table-cell>
          <table:table-cell table:formula="of:=[.K5]/0.2969" office:value-type="float" office:value="5.32580088889078" calcext:value-type="float">
            <text:p>5.32580088889078</text:p>
          </table:table-cell>
          <table:table-cell table:formula="of:=SQRT(([.L5]/0.2969)^2+(0.001541*[.K5]/0.2969/0.2969)^2)" office:value-type="float" office:value="0.0280856729392968" calcext:value-type="float">
            <text:p>0.028085672939297</text:p>
          </table:table-cell>
          <table:table-cell table:formula="of:=27.43+303.8*[.M5]-37.18*([.M5])^2+6.019*([.M5])^3-0.4931*([.M5])^4+0.01559*([.M5])^5" office:value-type="float" office:value="1170.15795056609" calcext:value-type="float">
            <text:p>1170.15795056609</text:p>
          </table:table-cell>
          <table:table-cell table:formula="of:=(303.8-37.18*2*[.M5]+6.019*3*[.M5]^2-0.4931*4*[.M5]^3+0.01559*5*[.M5]^4)*[.N5]" office:value-type="float" office:value="5.18751825277085" calcext:value-type="float">
            <text:p>5.18751825277085</text:p>
          </table:table-cell>
          <table:table-cell table:formula="of:=LN([.O5])" office:value-type="float" office:value="7.0648940191639" calcext:value-type="float">
            <text:p>7.0648940191639</text:p>
          </table:table-cell>
          <table:table-cell table:formula="of:=[.P5]/[.O5]" office:value-type="float" office:value="0.00443317780327114" calcext:value-type="float">
            <text:p>0.004433177803271</text:p>
          </table:table-cell>
          <table:table-cell table:formula="of:=LN([.D5])" office:value-type="float" office:value="-9.21034037197618" calcext:value-type="float">
            <text:p>-9.21034037197618</text:p>
          </table:table-cell>
          <table:table-cell table:formula="of:=[.E5]/[.D5]" office:value-type="float" office:value="0.5" calcext:value-type="float">
            <text:p>0.5</text:p>
          </table:table-cell>
          <table:table-cell/>
          <table:table-cell table:formula="of:=[.O5]^4" office:value-type="float" office:value="1874899317649.52" calcext:value-type="float">
            <text:p>1874899317649.52</text:p>
          </table:table-cell>
          <table:table-cell table:formula="of:=3*([.O5]^3)*[.P5]" office:value-type="float" office:value="24935286115.1162" calcext:value-type="float">
            <text:p>24935286115.1162</text:p>
          </table:table-cell>
          <table:table-cell table:formula="of:=PI()*4*9.5*9.5*[.D5]" office:value-type="float" office:value="0.113411494794592" calcext:value-type="float">
            <text:p>0.113411494794592</text:p>
          </table:table-cell>
          <table:table-cell table:formula="of:=SQRT((PI()*4*9.5*9.5*[.E5])^2+(PI()*4*9.5*2*[.D5]*0.1)^2)" office:value-type="float" office:value="0.0567559906211493" calcext:value-type="float">
            <text:p>0.05675599062114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6]*[.C6]" office:value-type="float" office:value="0.0002" calcext:value-type="float">
            <text:p>0.0002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583" calcext:value-type="float">
            <text:p>2.583</text:p>
          </table:table-cell>
          <table:table-cell office:value-type="float" office:value="0.001" calcext:value-type="float">
            <text:p>0.001</text:p>
          </table:table-cell>
          <table:table-cell office:value-type="float" office:value="1.406" calcext:value-type="float">
            <text:p>1.40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6]/[.H6]" office:value-type="float" office:value="1.8371266002845" calcext:value-type="float">
            <text:p>1.8371266002845</text:p>
          </table:table-cell>
          <table:table-cell table:formula="of:=SQRT(([.G6]/[.H6])^2+([.I6]*[.F6]/[.H6]/[.H6])^2)" office:value-type="float" office:value="0.00148766588097331" calcext:value-type="float">
            <text:p>0.001487665880973</text:p>
          </table:table-cell>
          <table:table-cell table:formula="of:=[.K6]/0.2969" office:value-type="float" office:value="6.18769484770797" calcext:value-type="float">
            <text:p>6.18769484770797</text:p>
          </table:table-cell>
          <table:table-cell table:formula="of:=SQRT(([.L6]/0.2969)^2+(0.001541*[.K6]/0.2969/0.2969)^2)" office:value-type="float" office:value="0.0325045170683917" calcext:value-type="float">
            <text:p>0.032504517068392</text:p>
          </table:table-cell>
          <table:table-cell table:formula="of:=27.43+303.8*[.M6]-37.18*([.M6])^2+6.019*([.M6])^3-0.4931*([.M6])^4+0.01559*([.M6])^5" office:value-type="float" office:value="1328.25141819429" calcext:value-type="float">
            <text:p>1328.25141819429</text:p>
          </table:table-cell>
          <table:table-cell table:formula="of:=(303.8-37.18*2*[.M6]+6.019*3*[.M6]^2-0.4931*4*[.M6]^3+0.01559*5*[.M6]^4)*[.N6]" office:value-type="float" office:value="5.9166889437863" calcext:value-type="float">
            <text:p>5.9166889437863</text:p>
          </table:table-cell>
          <table:table-cell table:formula="of:=LN([.O6])" office:value-type="float" office:value="7.19161863304687" calcext:value-type="float">
            <text:p>7.19161863304687</text:p>
          </table:table-cell>
          <table:table-cell table:formula="of:=[.P6]/[.O6]" office:value-type="float" office:value="0.00445449473099741" calcext:value-type="float">
            <text:p>0.004454494730997</text:p>
          </table:table-cell>
          <table:table-cell table:formula="of:=LN([.D6])" office:value-type="float" office:value="-8.51719319141624" calcext:value-type="float">
            <text:p>-8.51719319141624</text:p>
          </table:table-cell>
          <table:table-cell table:formula="of:=[.E6]/[.D6]" office:value-type="float" office:value="0.25" calcext:value-type="float">
            <text:p>0.25</text:p>
          </table:table-cell>
          <table:table-cell/>
          <table:table-cell table:formula="of:=[.O6]^4" office:value-type="float" office:value="3112584519429.5" calcext:value-type="float">
            <text:p>3112584519429.5</text:p>
          </table:table-cell>
          <table:table-cell table:formula="of:=3*([.O6]^3)*[.P6]" office:value-type="float" office:value="41594974024.7484" calcext:value-type="float">
            <text:p>41594974024.7484</text:p>
          </table:table-cell>
          <table:table-cell table:formula="of:=PI()*4*9.5*9.5*[.D6]" office:value-type="float" office:value="0.226822989589183" calcext:value-type="float">
            <text:p>0.226822989589183</text:p>
          </table:table-cell>
          <table:table-cell table:formula="of:=SQRT((PI()*4*9.5*9.5*[.E6])^2+(PI()*4*9.5*2*[.D6]*0.1)^2)" office:value-type="float" office:value="0.0569064541321474" calcext:value-type="float">
            <text:p>0.056906454132147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7]*[.C7]" office:value-type="float" office:value="0.0003" calcext:value-type="float">
            <text:p>0.0003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3.294" calcext:value-type="float">
            <text:p>3.294</text:p>
          </table:table-cell>
          <table:table-cell office:value-type="float" office:value="0.001" calcext:value-type="float">
            <text:p>0.001</text:p>
          </table:table-cell>
          <table:table-cell office:value-type="float" office:value="1.567" calcext:value-type="float">
            <text:p>1.56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7]/[.H7]" office:value-type="float" office:value="2.10210593490747" calcext:value-type="float">
            <text:p>2.10210593490747</text:p>
          </table:table-cell>
          <table:table-cell table:formula="of:=SQRT(([.G7]/[.H7])^2+([.I7]*[.F7]/[.H7]/[.H7])^2)" office:value-type="float" office:value="0.00148554065825488" calcext:value-type="float">
            <text:p>0.001485540658255</text:p>
          </table:table-cell>
          <table:table-cell table:formula="of:=[.K7]/0.2969" office:value-type="float" office:value="7.08018166018008" calcext:value-type="float">
            <text:p>7.08018166018008</text:p>
          </table:table-cell>
          <table:table-cell table:formula="of:=SQRT(([.L7]/0.2969)^2+(0.001541*[.K7]/0.2969/0.2969)^2)" office:value-type="float" office:value="0.0370873301601567" calcext:value-type="float">
            <text:p>0.037087330160157</text:p>
          </table:table-cell>
          <table:table-cell table:formula="of:=27.43+303.8*[.M7]-37.18*([.M7])^2+6.019*([.M7])^3-0.4931*([.M7])^4+0.01559*([.M7])^5" office:value-type="float" office:value="1489.12858784791" calcext:value-type="float">
            <text:p>1489.12858784791</text:p>
          </table:table-cell>
          <table:table-cell table:formula="of:=(303.8-37.18*2*[.M7]+6.019*3*[.M7]^2-0.4931*4*[.M7]^3+0.01559*5*[.M7]^4)*[.N7]" office:value-type="float" office:value="6.61376777565381" calcext:value-type="float">
            <text:p>6.61376777565381</text:p>
          </table:table-cell>
          <table:table-cell table:formula="of:=LN([.O7])" office:value-type="float" office:value="7.30594638748313" calcext:value-type="float">
            <text:p>7.30594638748313</text:p>
          </table:table-cell>
          <table:table-cell table:formula="of:=[.P7]/[.O7]" office:value-type="float" office:value="0.00444136781042667" calcext:value-type="float">
            <text:p>0.004441367810427</text:p>
          </table:table-cell>
          <table:table-cell table:formula="of:=LN([.D7])" office:value-type="float" office:value="-8.11172808330807" calcext:value-type="float">
            <text:p>-8.11172808330807</text:p>
          </table:table-cell>
          <table:table-cell table:formula="of:=[.E7]/[.D7]" office:value-type="float" office:value="0.166666666666667" calcext:value-type="float">
            <text:p>0.166666666666667</text:p>
          </table:table-cell>
          <table:table-cell/>
          <table:table-cell table:formula="of:=[.O7]^4" office:value-type="float" office:value="4917323773347.67" calcext:value-type="float">
            <text:p>4917323773347.67</text:p>
          </table:table-cell>
          <table:table-cell table:formula="of:=3*([.O7]^3)*[.P7]" office:value-type="float" office:value="65518930561.1765" calcext:value-type="float">
            <text:p>65518930561.1765</text:p>
          </table:table-cell>
          <table:table-cell table:formula="of:=PI()*4*9.5*9.5*[.D7]" office:value-type="float" office:value="0.340234484383775" calcext:value-type="float">
            <text:p>0.340234484383775</text:p>
          </table:table-cell>
          <table:table-cell table:formula="of:=SQRT((PI()*4*9.5*9.5*[.E7])^2+(PI()*4*9.5*2*[.D7]*0.1)^2)" office:value-type="float" office:value="0.0571563464490562" calcext:value-type="float">
            <text:p>0.057156346449056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8]*[.C8]" office:value-type="float" office:value="0.0004" calcext:value-type="float">
            <text:p>0.0004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3.687" calcext:value-type="float">
            <text:p>3.687</text:p>
          </table:table-cell>
          <table:table-cell office:value-type="float" office:value="0.001" calcext:value-type="float">
            <text:p>0.001</text:p>
          </table:table-cell>
          <table:table-cell office:value-type="float" office:value="1.651" calcext:value-type="float">
            <text:p>1.65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8]/[.H8]" office:value-type="float" office:value="2.23319200484555" calcext:value-type="float">
            <text:p>2.23319200484555</text:p>
          </table:table-cell>
          <table:table-cell table:formula="of:=SQRT(([.G8]/[.H8])^2+([.I8]*[.F8]/[.H8]/[.H8])^2)" office:value-type="float" office:value="0.00148205005005966" calcext:value-type="float">
            <text:p>0.00148205005006</text:p>
          </table:table-cell>
          <table:table-cell table:formula="of:=[.K8]/0.2969" office:value-type="float" office:value="7.52169755758016" calcext:value-type="float">
            <text:p>7.52169755758016</text:p>
          </table:table-cell>
          <table:table-cell table:formula="of:=SQRT(([.L8]/0.2969)^2+(0.001541*[.K8]/0.2969/0.2969)^2)" office:value-type="float" office:value="0.0393577008257869" calcext:value-type="float">
            <text:p>0.039357700825787</text:p>
          </table:table-cell>
          <table:table-cell table:formula="of:=27.43+303.8*[.M8]-37.18*([.M8])^2+6.019*([.M8])^3-0.4931*([.M8])^4+0.01559*([.M8])^5" office:value-type="float" office:value="1567.4044010223" calcext:value-type="float">
            <text:p>1567.4044010223</text:p>
          </table:table-cell>
          <table:table-cell table:formula="of:=(303.8-37.18*2*[.M8]+6.019*3*[.M8]^2-0.4931*4*[.M8]^3+0.01559*5*[.M8]^4)*[.N8]" office:value-type="float" office:value="6.93617967472818" calcext:value-type="float">
            <text:p>6.93617967472818</text:p>
          </table:table-cell>
          <table:table-cell table:formula="of:=LN([.O8])" office:value-type="float" office:value="7.35717628246368" calcext:value-type="float">
            <text:p>7.35717628246368</text:p>
          </table:table-cell>
          <table:table-cell table:formula="of:=[.P8]/[.O8]" office:value-type="float" office:value="0.0044252648966688" calcext:value-type="float">
            <text:p>0.004425264896669</text:p>
          </table:table-cell>
          <table:table-cell table:formula="of:=LN([.D8])" office:value-type="float" office:value="-7.82404601085629" calcext:value-type="float">
            <text:p>-7.82404601085629</text:p>
          </table:table-cell>
          <table:table-cell table:formula="of:=[.E8]/[.D8]" office:value-type="float" office:value="0.125" calcext:value-type="float">
            <text:p>0.125</text:p>
          </table:table-cell>
          <table:table-cell/>
          <table:table-cell table:formula="of:=[.O8]^4" office:value-type="float" office:value="6035652777139.61" calcext:value-type="float">
            <text:p>6035652777139.61</text:p>
          </table:table-cell>
          <table:table-cell table:formula="of:=3*([.O8]^3)*[.P8]" office:value-type="float" office:value="80128087089.4724" calcext:value-type="float">
            <text:p>80128087089.4724</text:p>
          </table:table-cell>
          <table:table-cell table:formula="of:=PI()*4*9.5*9.5*[.D8]" office:value-type="float" office:value="0.453645979178366" calcext:value-type="float">
            <text:p>0.453645979178366</text:p>
          </table:table-cell>
          <table:table-cell table:formula="of:=SQRT((PI()*4*9.5*9.5*[.E8])^2+(PI()*4*9.5*2*[.D8]*0.1)^2)" office:value-type="float" office:value="0.057504371346177" calcext:value-type="float">
            <text:p>0.057504371346177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9]*[.C9]" office:value-type="float" office:value="0.0006" calcext:value-type="float">
            <text:p>0.0006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4.53" calcext:value-type="float">
            <text:p>4.53</text:p>
          </table:table-cell>
          <table:table-cell office:value-type="float" office:value="0.01" calcext:value-type="float">
            <text:p>0.01</text:p>
          </table:table-cell>
          <table:table-cell office:value-type="float" office:value="1.823" calcext:value-type="float">
            <text:p>1.82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9]/[.H9]" office:value-type="float" office:value="2.48491497531541" calcext:value-type="float">
            <text:p>2.48491497531541</text:p>
          </table:table-cell>
          <table:table-cell table:formula="of:=SQRT(([.G9]/[.H9])^2+([.I9]*[.F9]/[.H9]/[.H9])^2)" office:value-type="float" office:value="0.00565228513478613" calcext:value-type="float">
            <text:p>0.005652285134786</text:p>
          </table:table-cell>
          <table:table-cell table:formula="of:=[.K9]/0.2969" office:value-type="float" office:value="8.36953511389496" calcext:value-type="float">
            <text:p>8.36953511389496</text:p>
          </table:table-cell>
          <table:table-cell table:formula="of:=SQRT(([.L9]/0.2969)^2+(0.001541*[.K9]/0.2969/0.2969)^2)" office:value-type="float" office:value="0.0474289048128724" calcext:value-type="float">
            <text:p>0.047428904812872</text:p>
          </table:table-cell>
          <table:table-cell table:formula="of:=27.43+303.8*[.M9]-37.18*([.M9])^2+6.019*([.M9])^3-0.4931*([.M9])^4+0.01559*([.M9])^5" office:value-type="float" office:value="1715.15189439396" calcext:value-type="float">
            <text:p>1715.15189439396</text:p>
          </table:table-cell>
          <table:table-cell table:formula="of:=(303.8-37.18*2*[.M9]+6.019*3*[.M9]^2-0.4931*4*[.M9]^3+0.01559*5*[.M9]^4)*[.N9]" office:value-type="float" office:value="8.17834098393461" calcext:value-type="float">
            <text:p>8.17834098393461</text:p>
          </table:table-cell>
          <table:table-cell table:formula="of:=LN([.O9])" office:value-type="float" office:value="7.44725692383786" calcext:value-type="float">
            <text:p>7.44725692383786</text:p>
          </table:table-cell>
          <table:table-cell table:formula="of:=[.P9]/[.O9]" office:value-type="float" office:value="0.00476828962534796" calcext:value-type="float">
            <text:p>0.004768289625348</text:p>
          </table:table-cell>
          <table:table-cell table:formula="of:=LN([.D9])" office:value-type="float" office:value="-7.41858090274813" calcext:value-type="float">
            <text:p>-7.41858090274813</text:p>
          </table:table-cell>
          <table:table-cell table:formula="of:=[.E9]/[.D9]" office:value-type="float" office:value="0.0833333333333333" calcext:value-type="float">
            <text:p>0.083333333333333</text:p>
          </table:table-cell>
          <table:table-cell/>
          <table:table-cell table:formula="of:=[.O9]^4" office:value-type="float" office:value="8653869651146.71" calcext:value-type="float">
            <text:p>8653869651146.71</text:p>
          </table:table-cell>
          <table:table-cell table:formula="of:=3*([.O9]^3)*[.P9]" office:value-type="float" office:value="123792470630.029" calcext:value-type="float">
            <text:p>123792470630.029</text:p>
          </table:table-cell>
          <table:table-cell table:formula="of:=PI()*4*9.5*9.5*[.D9]" office:value-type="float" office:value="0.680468968767549" calcext:value-type="float">
            <text:p>0.680468968767549</text:p>
          </table:table-cell>
          <table:table-cell table:formula="of:=SQRT((PI()*4*9.5*9.5*[.E9])^2+(PI()*4*9.5*2*[.D9]*0.1)^2)" office:value-type="float" office:value="0.0584873182319074" calcext:value-type="float">
            <text:p>0.058487318231907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10]*[.C10]" office:value-type="float" office:value="0.0007" calcext:value-type="float">
            <text:p>0.0007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4.88" calcext:value-type="float">
            <text:p>4.88</text:p>
          </table:table-cell>
          <table:table-cell office:value-type="float" office:value="0.01" calcext:value-type="float">
            <text:p>0.01</text:p>
          </table:table-cell>
          <table:table-cell office:value-type="float" office:value="1.891" calcext:value-type="float">
            <text:p>1.89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0]/[.H10]" office:value-type="float" office:value="2.58064516129032" calcext:value-type="float">
            <text:p>2.58064516129032</text:p>
          </table:table-cell>
          <table:table-cell table:formula="of:=SQRT(([.G10]/[.H10])^2+([.I10]*[.F10]/[.H10]/[.H10])^2)" office:value-type="float" office:value="0.00546145940655469" calcext:value-type="float">
            <text:p>0.005461459406555</text:p>
          </table:table-cell>
          <table:table-cell table:formula="of:=[.K10]/0.2969" office:value-type="float" office:value="8.69196753550125" calcext:value-type="float">
            <text:p>8.69196753550125</text:p>
          </table:table-cell>
          <table:table-cell table:formula="of:=SQRT(([.L10]/0.2969)^2+(0.001541*[.K10]/0.2969/0.2969)^2)" office:value-type="float" office:value="0.0487200117243071" calcext:value-type="float">
            <text:p>0.048720011724307</text:p>
          </table:table-cell>
          <table:table-cell table:formula="of:=27.43+303.8*[.M10]-37.18*([.M10])^2+6.019*([.M10])^3-0.4931*([.M10])^4+0.01559*([.M10])^5" office:value-type="float" office:value="1770.56904915983" calcext:value-type="float">
            <text:p>1770.56904915983</text:p>
          </table:table-cell>
          <table:table-cell table:formula="of:=(303.8-37.18*2*[.M10]+6.019*3*[.M10]^2-0.4931*4*[.M10]^3+0.01559*5*[.M10]^4)*[.N10]" office:value-type="float" office:value="8.34898636470359" calcext:value-type="float">
            <text:p>8.34898636470359</text:p>
          </table:table-cell>
          <table:table-cell table:formula="of:=LN([.O10])" office:value-type="float" office:value="7.47905627059935" calcext:value-type="float">
            <text:p>7.47905627059935</text:p>
          </table:table-cell>
          <table:table-cell table:formula="of:=[.P10]/[.O10]" office:value-type="float" office:value="0.00471542545525992" calcext:value-type="float">
            <text:p>0.00471542545526</text:p>
          </table:table-cell>
          <table:table-cell table:formula="of:=LN([.D10])" office:value-type="float" office:value="-7.26443022292087" calcext:value-type="float">
            <text:p>-7.26443022292087</text:p>
          </table:table-cell>
          <table:table-cell table:formula="of:=[.E10]/[.D10]" office:value-type="float" office:value="0.0714285714285714" calcext:value-type="float">
            <text:p>0.071428571428572</text:p>
          </table:table-cell>
          <table:table-cell/>
          <table:table-cell table:formula="of:=[.O10]^4" office:value-type="float" office:value="9827690538940.15" calcext:value-type="float">
            <text:p>9827690538940.15</text:p>
          </table:table-cell>
          <table:table-cell table:formula="of:=3*([.O10]^3)*[.P10]" office:value-type="float" office:value="139025226401.206" calcext:value-type="float">
            <text:p>139025226401.206</text:p>
          </table:table-cell>
          <table:table-cell table:formula="of:=PI()*4*9.5*9.5*[.D10]" office:value-type="float" office:value="0.793880463562141" calcext:value-type="float">
            <text:p>0.793880463562141</text:p>
          </table:table-cell>
          <table:table-cell table:formula="of:=SQRT((PI()*4*9.5*9.5*[.E10])^2+(PI()*4*9.5*2*[.D10]*0.1)^2)" office:value-type="float" office:value="0.0591174701715771" calcext:value-type="float">
            <text:p>0.059117470171577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11]*[.C11]" office:value-type="float" office:value="0.0008" calcext:value-type="float">
            <text:p>0.0008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5.1" calcext:value-type="float">
            <text:p>5.1</text:p>
          </table:table-cell>
          <table:table-cell office:value-type="float" office:value="0.01" calcext:value-type="float">
            <text:p>0.01</text:p>
          </table:table-cell>
          <table:table-cell office:value-type="float" office:value="1.931" calcext:value-type="float">
            <text:p>1.93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1]/[.H11]" office:value-type="float" office:value="2.64111859140342" calcext:value-type="float">
            <text:p>2.64111859140342</text:p>
          </table:table-cell>
          <table:table-cell table:formula="of:=SQRT(([.G11]/[.H11])^2+([.I11]*[.F11]/[.H11]/[.H11])^2)" office:value-type="float" office:value="0.00535623846255564" calcext:value-type="float">
            <text:p>0.005356238462556</text:p>
          </table:table-cell>
          <table:table-cell table:formula="of:=[.K11]/0.2969" office:value-type="float" office:value="8.89565035838133" calcext:value-type="float">
            <text:p>8.89565035838133</text:p>
          </table:table-cell>
          <table:table-cell table:formula="of:=SQRT(([.L11]/0.2969)^2+(0.001541*[.K11]/0.2969/0.2969)^2)" office:value-type="float" office:value="0.049570465760499" calcext:value-type="float">
            <text:p>0.049570465760499</text:p>
          </table:table-cell>
          <table:table-cell table:formula="of:=27.43+303.8*[.M11]-37.18*([.M11])^2+6.019*([.M11])^3-0.4931*([.M11])^4+0.01559*([.M11])^5" office:value-type="float" office:value="1805.42226559154" calcext:value-type="float">
            <text:p>1805.42226559154</text:p>
          </table:table-cell>
          <table:table-cell table:formula="of:=(303.8-37.18*2*[.M11]+6.019*3*[.M11]^2-0.4931*4*[.M11]^3+0.01559*5*[.M11]^4)*[.N11]" office:value-type="float" office:value="8.47129128292838" calcext:value-type="float">
            <text:p>8.47129128292838</text:p>
          </table:table-cell>
          <table:table-cell table:formula="of:=LN([.O11])" office:value-type="float" office:value="7.49854978556276" calcext:value-type="float">
            <text:p>7.49854978556276</text:p>
          </table:table-cell>
          <table:table-cell table:formula="of:=[.P11]/[.O11]" office:value-type="float" office:value="0.00469213847883547" calcext:value-type="float">
            <text:p>0.004692138478835</text:p>
          </table:table-cell>
          <table:table-cell table:formula="of:=LN([.D11])" office:value-type="float" office:value="-7.13089883029635" calcext:value-type="float">
            <text:p>-7.13089883029635</text:p>
          </table:table-cell>
          <table:table-cell table:formula="of:=[.E11]/[.D11]" office:value-type="float" office:value="0.0625" calcext:value-type="float">
            <text:p>0.0625</text:p>
          </table:table-cell>
          <table:table-cell/>
          <table:table-cell table:formula="of:=[.O11]^4" office:value-type="float" office:value="10624663315149.6" calcext:value-type="float">
            <text:p>10624663315149.6</text:p>
          </table:table-cell>
          <table:table-cell table:formula="of:=3*([.O11]^3)*[.P11]" office:value-type="float" office:value="149557174697.056" calcext:value-type="float">
            <text:p>149557174697.056</text:p>
          </table:table-cell>
          <table:table-cell table:formula="of:=PI()*4*9.5*9.5*[.D11]" office:value-type="float" office:value="0.907291958356732" calcext:value-type="float">
            <text:p>0.907291958356732</text:p>
          </table:table-cell>
          <table:table-cell table:formula="of:=SQRT((PI()*4*9.5*9.5*[.E11])^2+(PI()*4*9.5*2*[.D11]*0.1)^2)" office:value-type="float" office:value="0.0598363228484033" calcext:value-type="float">
            <text:p>0.059836322848403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12]*[.C12]" office:value-type="float" office:value="0.0009" calcext:value-type="float">
            <text:p>0.0009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5.26" calcext:value-type="float">
            <text:p>5.26</text:p>
          </table:table-cell>
          <table:table-cell office:value-type="float" office:value="0.01" calcext:value-type="float">
            <text:p>0.01</text:p>
          </table:table-cell>
          <table:table-cell office:value-type="float" office:value="1.962" calcext:value-type="float">
            <text:p>1.96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2]/[.H12]" office:value-type="float" office:value="2.6809378185525" calcext:value-type="float">
            <text:p>2.6809378185525</text:p>
          </table:table-cell>
          <table:table-cell table:formula="of:=SQRT(([.G12]/[.H12])^2+([.I12]*[.F12]/[.H12]/[.H12])^2)" office:value-type="float" office:value="0.0052768277896378" calcext:value-type="float">
            <text:p>0.005276827789638</text:p>
          </table:table-cell>
          <table:table-cell table:formula="of:=[.K12]/0.2969" office:value-type="float" office:value="9.0297669873779" calcext:value-type="float">
            <text:p>9.0297669873779</text:p>
          </table:table-cell>
          <table:table-cell table:formula="of:=SQRT(([.L12]/0.2969)^2+(0.001541*[.K12]/0.2969/0.2969)^2)" office:value-type="float" office:value="0.0501240123233707" calcext:value-type="float">
            <text:p>0.050124012323371</text:p>
          </table:table-cell>
          <table:table-cell table:formula="of:=27.43+303.8*[.M12]-37.18*([.M12])^2+6.019*([.M12])^3-0.4931*([.M12])^4+0.01559*([.M12])^5" office:value-type="float" office:value="1828.32728562702" calcext:value-type="float">
            <text:p>1828.32728562702</text:p>
          </table:table-cell>
          <table:table-cell table:formula="of:=(303.8-37.18*2*[.M12]+6.019*3*[.M12]^2-0.4931*4*[.M12]^3+0.01559*5*[.M12]^4)*[.N12]" office:value-type="float" office:value="8.55568323700334" calcext:value-type="float">
            <text:p>8.55568323700334</text:p>
          </table:table-cell>
          <table:table-cell table:formula="of:=LN([.O12])" office:value-type="float" office:value="7.51115677626566" calcext:value-type="float">
            <text:p>7.51115677626566</text:p>
          </table:table-cell>
          <table:table-cell table:formula="of:=[.P12]/[.O12]" office:value-type="float" office:value="0.00467951405870378" calcext:value-type="float">
            <text:p>0.004679514058704</text:p>
          </table:table-cell>
          <table:table-cell table:formula="of:=LN([.D12])" office:value-type="float" office:value="-7.01311579463996" calcext:value-type="float">
            <text:p>-7.01311579463996</text:p>
          </table:table-cell>
          <table:table-cell table:formula="of:=[.E12]/[.D12]" office:value-type="float" office:value="0.0555555555555556" calcext:value-type="float">
            <text:p>0.055555555555556</text:p>
          </table:table-cell>
          <table:table-cell/>
          <table:table-cell table:formula="of:=[.O12]^4" office:value-type="float" office:value="11174182563388.7" calcext:value-type="float">
            <text:p>11174182563388.7</text:p>
          </table:table-cell>
          <table:table-cell table:formula="of:=3*([.O12]^3)*[.P12]" office:value-type="float" office:value="156869233199.7" calcext:value-type="float">
            <text:p>156869233199.7</text:p>
          </table:table-cell>
          <table:table-cell table:formula="of:=PI()*4*9.5*9.5*[.D12]" office:value-type="float" office:value="1.02070345315132" calcext:value-type="float">
            <text:p>1.02070345315132</text:p>
          </table:table-cell>
          <table:table-cell table:formula="of:=SQRT((PI()*4*9.5*9.5*[.E12])^2+(PI()*4*9.5*2*[.D12]*0.1)^2)" office:value-type="float" office:value="0.0606407218917579" calcext:value-type="float">
            <text:p>0.060640721891758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13]*[.C13]" office:value-type="float" office:value="0.012" calcext:value-type="float">
            <text:p>0.012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6.16" calcext:value-type="float">
            <text:p>6.16</text:p>
          </table:table-cell>
          <table:table-cell office:value-type="float" office:value="0.01" calcext:value-type="float">
            <text:p>0.01</text:p>
          </table:table-cell>
          <table:table-cell office:value-type="float" office:value="2.124" calcext:value-type="float">
            <text:p>2.12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3]/[.H13]" office:value-type="float" office:value="2.90018832391714" calcext:value-type="float">
            <text:p>2.90018832391714</text:p>
          </table:table-cell>
          <table:table-cell table:formula="of:=SQRT(([.G13]/[.H13])^2+([.I13]*[.F13]/[.H13]/[.H13])^2)" office:value-type="float" office:value="0.00490210204702764" calcext:value-type="float">
            <text:p>0.004902102047028</text:p>
          </table:table-cell>
          <table:table-cell table:formula="of:=[.K13]/0.2969" office:value-type="float" office:value="9.76823281885193" calcext:value-type="float">
            <text:p>9.76823281885193</text:p>
          </table:table-cell>
          <table:table-cell table:formula="of:=SQRT(([.L13]/0.2969)^2+(0.001541*[.K13]/0.2969/0.2969)^2)" office:value-type="float" office:value="0.0533207962149858" calcext:value-type="float">
            <text:p>0.053320796214986</text:p>
          </table:table-cell>
          <table:table-cell table:formula="of:=27.43+303.8*[.M13]-37.18*([.M13])^2+6.019*([.M13])^3-0.4931*([.M13])^4+0.01559*([.M13])^5" office:value-type="float" office:value="1954.49587206898" calcext:value-type="float">
            <text:p>1954.49587206898</text:p>
          </table:table-cell>
          <table:table-cell table:formula="of:=(303.8-37.18*2*[.M13]+6.019*3*[.M13]^2-0.4931*4*[.M13]^3+0.01559*5*[.M13]^4)*[.N13]" office:value-type="float" office:value="9.15517025433899" calcext:value-type="float">
            <text:p>9.15517025433899</text:p>
          </table:table-cell>
          <table:table-cell table:formula="of:=LN([.O13])" office:value-type="float" office:value="7.57788757321696" calcext:value-type="float">
            <text:p>7.57788757321696</text:p>
          </table:table-cell>
          <table:table-cell table:formula="of:=[.P13]/[.O13]" office:value-type="float" office:value="0.00468415942196263" calcext:value-type="float">
            <text:p>0.004684159421963</text:p>
          </table:table-cell>
          <table:table-cell table:formula="of:=LN([.D13])" office:value-type="float" office:value="-4.42284862919414" calcext:value-type="float">
            <text:p>-4.42284862919414</text:p>
          </table:table-cell>
          <table:table-cell table:formula="of:=[.E13]/[.D13]" office:value-type="float" office:value="0.166666666666667" calcext:value-type="float">
            <text:p>0.166666666666667</text:p>
          </table:table-cell>
          <table:table-cell/>
          <table:table-cell table:formula="of:=[.O13]^4" office:value-type="float" office:value="14592813433389.4" calcext:value-type="float">
            <text:p>14592813433389.4</text:p>
          </table:table-cell>
          <table:table-cell table:formula="of:=3*([.O13]^3)*[.P13]" office:value-type="float" office:value="205065193610.861" calcext:value-type="float">
            <text:p>205065193610.861</text:p>
          </table:table-cell>
          <table:table-cell table:formula="of:=PI()*4*9.5*9.5*[.D13]" office:value-type="float" office:value="13.609379375351" calcext:value-type="float">
            <text:p>13.609379375351</text:p>
          </table:table-cell>
          <table:table-cell table:formula="of:=SQRT((PI()*4*9.5*9.5*[.E13])^2+(PI()*4*9.5*2*[.D13]*0.1)^2)" office:value-type="float" office:value="2.28625385796225" calcext:value-type="float">
            <text:p>2.28625385796225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14]*[.C14]" office:value-type="float" office:value="0.014" calcext:value-type="float">
            <text:p>0.014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6.86" calcext:value-type="float">
            <text:p>6.86</text:p>
          </table:table-cell>
          <table:table-cell office:value-type="float" office:value="0.01" calcext:value-type="float">
            <text:p>0.01</text:p>
          </table:table-cell>
          <table:table-cell office:value-type="float" office:value="2.246" calcext:value-type="float">
            <text:p>2.24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4]/[.H14]" office:value-type="float" office:value="3.05431878895815" calcext:value-type="float">
            <text:p>3.05431878895815</text:p>
          </table:table-cell>
          <table:table-cell table:formula="of:=SQRT(([.G14]/[.H14])^2+([.I14]*[.F14]/[.H14]/[.H14])^2)" office:value-type="float" office:value="0.00465540709758385" calcext:value-type="float">
            <text:p>0.004655407097584</text:p>
          </table:table-cell>
          <table:table-cell table:formula="of:=[.K14]/0.2969" office:value-type="float" office:value="10.2873654057196" calcext:value-type="float">
            <text:p>10.2873654057196</text:p>
          </table:table-cell>
          <table:table-cell table:formula="of:=SQRT(([.L14]/0.2969)^2+(0.001541*[.K14]/0.2969/0.2969)^2)" office:value-type="float" office:value="0.0556492382556673" calcext:value-type="float">
            <text:p>0.055649238255667</text:p>
          </table:table-cell>
          <table:table-cell table:formula="of:=27.43+303.8*[.M14]-37.18*([.M14])^2+6.019*([.M14])^3-0.4931*([.M14])^4+0.01559*([.M14])^5" office:value-type="float" office:value="2044.47417596396" calcext:value-type="float">
            <text:p>2044.47417596396</text:p>
          </table:table-cell>
          <table:table-cell table:formula="of:=(303.8-37.18*2*[.M14]+6.019*3*[.M14]^2-0.4931*4*[.M14]^3+0.01559*5*[.M14]^4)*[.N14]" office:value-type="float" office:value="9.7645507555017" calcext:value-type="float">
            <text:p>9.7645507555017</text:p>
          </table:table-cell>
          <table:table-cell table:formula="of:=LN([.O14])" office:value-type="float" office:value="7.62289590874618" calcext:value-type="float">
            <text:p>7.62289590874618</text:p>
          </table:table-cell>
          <table:table-cell table:formula="of:=[.P14]/[.O14]" office:value-type="float" office:value="0.00477606950006974" calcext:value-type="float">
            <text:p>0.00477606950007</text:p>
          </table:table-cell>
          <table:table-cell table:formula="of:=LN([.D14])" office:value-type="float" office:value="-4.26869794936688" calcext:value-type="float">
            <text:p>-4.26869794936688</text:p>
          </table:table-cell>
          <table:table-cell table:formula="of:=[.E14]/[.D14]" office:value-type="float" office:value="0.142857142857143" calcext:value-type="float">
            <text:p>0.142857142857143</text:p>
          </table:table-cell>
          <table:table-cell/>
          <table:table-cell table:formula="of:=[.O14]^4" office:value-type="float" office:value="17471352141405.3" calcext:value-type="float">
            <text:p>17471352141405.3</text:p>
          </table:table-cell>
          <table:table-cell table:formula="of:=3*([.O14]^3)*[.P14]" office:value-type="float" office:value="250333176262.632" calcext:value-type="float">
            <text:p>250333176262.632</text:p>
          </table:table-cell>
          <table:table-cell table:formula="of:=PI()*4*9.5*9.5*[.D14]" office:value-type="float" office:value="15.8776092712428" calcext:value-type="float">
            <text:p>15.8776092712428</text:p>
          </table:table-cell>
          <table:table-cell table:formula="of:=SQRT((PI()*4*9.5*9.5*[.E14])^2+(PI()*4*9.5*2*[.D14]*0.1)^2)" office:value-type="float" office:value="2.29272768929457" calcext:value-type="float">
            <text:p>2.29272768929457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15]*[.C15]" office:value-type="float" office:value="0.018" calcext:value-type="float">
            <text:p>0.018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7.73" calcext:value-type="float">
            <text:p>7.73</text:p>
          </table:table-cell>
          <table:table-cell office:value-type="float" office:value="0.01" calcext:value-type="float">
            <text:p>0.01</text:p>
          </table:table-cell>
          <table:table-cell office:value-type="float" office:value="2.388" calcext:value-type="float">
            <text:p>2.38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5]/[.H15]" office:value-type="float" office:value="3.23701842546064" calcext:value-type="float">
            <text:p>3.23701842546064</text:p>
          </table:table-cell>
          <table:table-cell table:formula="of:=SQRT(([.G15]/[.H15])^2+([.I15]*[.F15]/[.H15]/[.H15])^2)" office:value-type="float" office:value="0.00440153486147267" calcext:value-type="float">
            <text:p>0.004401534861473</text:p>
          </table:table-cell>
          <table:table-cell table:formula="of:=[.K15]/0.2969" office:value-type="float" office:value="10.9027228880453" calcext:value-type="float">
            <text:p>10.9027228880453</text:p>
          </table:table-cell>
          <table:table-cell table:formula="of:=SQRT(([.L15]/0.2969)^2+(0.001541*[.K15]/0.2969/0.2969)^2)" office:value-type="float" office:value="0.0584980929666181" calcext:value-type="float">
            <text:p>0.058498092966618</text:p>
          </table:table-cell>
          <table:table-cell table:formula="of:=27.43+303.8*[.M15]-37.18*([.M15])^2+6.019*([.M15])^3-0.4931*([.M15])^4+0.01559*([.M15])^5" office:value-type="float" office:value="2154.98240849086" calcext:value-type="float">
            <text:p>2154.98240849086</text:p>
          </table:table-cell>
          <table:table-cell table:formula="of:=(303.8-37.18*2*[.M15]+6.019*3*[.M15]^2-0.4931*4*[.M15]^3+0.01559*5*[.M15]^4)*[.N15]" office:value-type="float" office:value="10.8043343714258" calcext:value-type="float">
            <text:p>10.8043343714258</text:p>
          </table:table-cell>
          <table:table-cell table:formula="of:=LN([.O15])" office:value-type="float" office:value="7.67553783939124" calcext:value-type="float">
            <text:p>7.67553783939124</text:p>
          </table:table-cell>
          <table:table-cell table:formula="of:=[.P15]/[.O15]" office:value-type="float" office:value="0.00501365316433932" calcext:value-type="float">
            <text:p>0.005013653164339</text:p>
          </table:table-cell>
          <table:table-cell table:formula="of:=LN([.D15])" office:value-type="float" office:value="-4.01738352108597" calcext:value-type="float">
            <text:p>-4.01738352108597</text:p>
          </table:table-cell>
          <table:table-cell table:formula="of:=[.E15]/[.D15]" office:value-type="float" office:value="0.111111111111111" calcext:value-type="float">
            <text:p>0.111111111111111</text:p>
          </table:table-cell>
          <table:table-cell/>
          <table:table-cell table:formula="of:=[.O15]^4" office:value-type="float" office:value="21566263994828.7" calcext:value-type="float">
            <text:p>21566263994828.7</text:p>
          </table:table-cell>
          <table:table-cell table:formula="of:=3*([.O15]^3)*[.P15]" office:value-type="float" office:value="324377303161.95" calcext:value-type="float">
            <text:p>324377303161.95</text:p>
          </table:table-cell>
          <table:table-cell table:formula="of:=PI()*4*9.5*9.5*[.D15]" office:value-type="float" office:value="20.4140690630265" calcext:value-type="float">
            <text:p>20.4140690630265</text:p>
          </table:table-cell>
          <table:table-cell table:formula="of:=SQRT((PI()*4*9.5*9.5*[.E15])^2+(PI()*4*9.5*2*[.D15]*0.1)^2)" office:value-type="float" office:value="2.30858593214212" calcext:value-type="float">
            <text:p>2.308585932142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16]*[.C16]" office:value-type="float" office:value="0.02" calcext:value-type="float">
            <text:p>0.02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8.35" calcext:value-type="float">
            <text:p>8.35</text:p>
          </table:table-cell>
          <table:table-cell office:value-type="float" office:value="0.01" calcext:value-type="float">
            <text:p>0.01</text:p>
          </table:table-cell>
          <table:table-cell office:value-type="float" office:value="2.486" calcext:value-type="float">
            <text:p>2.48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6]/[.H16]" office:value-type="float" office:value="3.35880933226066" calcext:value-type="float">
            <text:p>3.35880933226066</text:p>
          </table:table-cell>
          <table:table-cell table:formula="of:=SQRT(([.G16]/[.H16])^2+([.I16]*[.F16]/[.H16]/[.H16])^2)" office:value-type="float" office:value="0.00424336662846097" calcext:value-type="float">
            <text:p>0.004243366628461</text:p>
          </table:table-cell>
          <table:table-cell table:formula="of:=[.K16]/0.2969" office:value-type="float" office:value="11.312931398655" calcext:value-type="float">
            <text:p>11.312931398655</text:p>
          </table:table-cell>
          <table:table-cell table:formula="of:=SQRT(([.L16]/0.2969)^2+(0.001541*[.K16]/0.2969/0.2969)^2)" office:value-type="float" office:value="0.0604318921833599" calcext:value-type="float">
            <text:p>0.06043189218336</text:p>
          </table:table-cell>
          <table:table-cell table:formula="of:=27.43+303.8*[.M16]-37.18*([.M16])^2+6.019*([.M16])^3-0.4931*([.M16])^4+0.01559*([.M16])^5" office:value-type="float" office:value="2232.65773497806" calcext:value-type="float">
            <text:p>2232.65773497806</text:p>
          </table:table-cell>
          <table:table-cell table:formula="of:=(303.8-37.18*2*[.M16]+6.019*3*[.M16]^2-0.4931*4*[.M16]^3+0.01559*5*[.M16]^4)*[.N16]" office:value-type="float" office:value="11.7587832284975" calcext:value-type="float">
            <text:p>11.7587832284975</text:p>
          </table:table-cell>
          <table:table-cell table:formula="of:=LN([.O16])" office:value-type="float" office:value="7.71094796422031" calcext:value-type="float">
            <text:p>7.71094796422031</text:p>
          </table:table-cell>
          <table:table-cell table:formula="of:=[.P16]/[.O16]" office:value-type="float" office:value="0.00526672003696665" calcext:value-type="float">
            <text:p>0.005266720036967</text:p>
          </table:table-cell>
          <table:table-cell table:formula="of:=LN([.D16])" office:value-type="float" office:value="-3.91202300542815" calcext:value-type="float">
            <text:p>-3.91202300542815</text:p>
          </table:table-cell>
          <table:table-cell table:formula="of:=[.E16]/[.D16]" office:value-type="float" office:value="0.1" calcext:value-type="float">
            <text:p>0.1</text:p>
          </table:table-cell>
          <table:table-cell/>
          <table:table-cell table:formula="of:=[.O16]^4" office:value-type="float" office:value="24847837856057.5" calcext:value-type="float">
            <text:p>24847837856057.5</text:p>
          </table:table-cell>
          <table:table-cell table:formula="of:=3*([.O16]^3)*[.P16]" office:value-type="float" office:value="392599816535.388" calcext:value-type="float">
            <text:p>392599816535.388</text:p>
          </table:table-cell>
          <table:table-cell table:formula="of:=PI()*4*9.5*9.5*[.D16]" office:value-type="float" office:value="22.6822989589183" calcext:value-type="float">
            <text:p>22.6822989589183</text:p>
          </table:table-cell>
          <table:table-cell table:formula="of:=SQRT((PI()*4*9.5*9.5*[.E16])^2+(PI()*4*9.5*2*[.D16]*0.1)^2)" office:value-type="float" office:value="2.31795043102743" calcext:value-type="float">
            <text:p>2.31795043102743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17]*[.C17]" office:value-type="float" office:value="0.024" calcext:value-type="float">
            <text:p>0.024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8.97" calcext:value-type="float">
            <text:p>8.97</text:p>
          </table:table-cell>
          <table:table-cell office:value-type="float" office:value="0.01" calcext:value-type="float">
            <text:p>0.01</text:p>
          </table:table-cell>
          <table:table-cell office:value-type="float" office:value="2.58" calcext:value-type="float">
            <text:p>2.5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7]/[.H17]" office:value-type="float" office:value="3.47674418604651" calcext:value-type="float">
            <text:p>3.47674418604651</text:p>
          </table:table-cell>
          <table:table-cell table:formula="of:=SQRT(([.G17]/[.H17])^2+([.I17]*[.F17]/[.H17]/[.H17])^2)" office:value-type="float" office:value="0.00410354660338585" calcext:value-type="float">
            <text:p>0.004103546603386</text:p>
          </table:table-cell>
          <table:table-cell table:formula="of:=[.K17]/0.2969" office:value-type="float" office:value="11.7101521928141" calcext:value-type="float">
            <text:p>11.7101521928141</text:p>
          </table:table-cell>
          <table:table-cell table:formula="of:=SQRT(([.L17]/0.2969)^2+(0.001541*[.K17]/0.2969/0.2969)^2)" office:value-type="float" office:value="0.0623308892253487" calcext:value-type="float">
            <text:p>0.062330889225349</text:p>
          </table:table-cell>
          <table:table-cell table:formula="of:=27.43+303.8*[.M17]-37.18*([.M17])^2+6.019*([.M17])^3-0.4931*([.M17])^4+0.01559*([.M17])^5" office:value-type="float" office:value="2312.4234322541" calcext:value-type="float">
            <text:p>2312.4234322541</text:p>
          </table:table-cell>
          <table:table-cell table:formula="of:=(303.8-37.18*2*[.M17]+6.019*3*[.M17]^2-0.4931*4*[.M17]^3+0.01559*5*[.M17]^4)*[.N17]" office:value-type="float" office:value="12.9440614401492" calcext:value-type="float">
            <text:p>12.9440614401492</text:p>
          </table:table-cell>
          <table:table-cell table:formula="of:=LN([.O17])" office:value-type="float" office:value="7.74605135846182" calcext:value-type="float">
            <text:p>7.74605135846182</text:p>
          </table:table-cell>
          <table:table-cell table:formula="of:=[.P17]/[.O17]" office:value-type="float" office:value="0.00559761731333591" calcext:value-type="float">
            <text:p>0.005597617313336</text:p>
          </table:table-cell>
          <table:table-cell table:formula="of:=LN([.D17])" office:value-type="float" office:value="-3.72970144863419" calcext:value-type="float">
            <text:p>-3.72970144863419</text:p>
          </table:table-cell>
          <table:table-cell table:formula="of:=[.E17]/[.D17]" office:value-type="float" office:value="0.0833333333333333" calcext:value-type="float">
            <text:p>0.083333333333333</text:p>
          </table:table-cell>
          <table:table-cell/>
          <table:table-cell table:formula="of:=[.O17]^4" office:value-type="float" office:value="28593640069907.3" calcext:value-type="float">
            <text:p>28593640069907.3</text:p>
          </table:table-cell>
          <table:table-cell table:formula="of:=3*([.O17]^3)*[.P17]" office:value-type="float" office:value="480168764119.825" calcext:value-type="float">
            <text:p>480168764119.825</text:p>
          </table:table-cell>
          <table:table-cell table:formula="of:=PI()*4*9.5*9.5*[.D17]" office:value-type="float" office:value="27.218758750702" calcext:value-type="float">
            <text:p>27.218758750702</text:p>
          </table:table-cell>
          <table:table-cell table:formula="of:=SQRT((PI()*4*9.5*9.5*[.E17])^2+(PI()*4*9.5*2*[.D17]*0.1)^2)" office:value-type="float" office:value="2.3394927292763" calcext:value-type="float">
            <text:p>2.3394927292763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18]*[.C18]" office:value-type="float" office:value="0.026" calcext:value-type="float">
            <text:p>0.026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9.46" calcext:value-type="float">
            <text:p>9.46</text:p>
          </table:table-cell>
          <table:table-cell office:value-type="float" office:value="0.01" calcext:value-type="float">
            <text:p>0.01</text:p>
          </table:table-cell>
          <table:table-cell office:value-type="float" office:value="2.642" calcext:value-type="float">
            <text:p>2.64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8]/[.H18]" office:value-type="float" office:value="3.58062074186223" calcext:value-type="float">
            <text:p>3.58062074186223</text:p>
          </table:table-cell>
          <table:table-cell table:formula="of:=SQRT(([.G18]/[.H18])^2+([.I18]*[.F18]/[.H18]/[.H18])^2)" office:value-type="float" office:value="0.00402033146209338" calcext:value-type="float">
            <text:p>0.004020331462093</text:p>
          </table:table-cell>
          <table:table-cell table:formula="of:=[.K18]/0.2969" office:value-type="float" office:value="12.0600227075184" calcext:value-type="float">
            <text:p>12.0600227075184</text:p>
          </table:table-cell>
          <table:table-cell table:formula="of:=SQRT(([.L18]/0.2969)^2+(0.001541*[.K18]/0.2969/0.2969)^2)" office:value-type="float" office:value="0.0640430334948404" calcext:value-type="float">
            <text:p>0.06404303349484</text:p>
          </table:table-cell>
          <table:table-cell table:formula="of:=27.43+303.8*[.M18]-37.18*([.M18])^2+6.019*([.M18])^3-0.4931*([.M18])^4+0.01559*([.M18])^5" office:value-type="float" office:value="2387.58479489521" calcext:value-type="float">
            <text:p>2387.58479489521</text:p>
          </table:table-cell>
          <table:table-cell table:formula="of:=(303.8-37.18*2*[.M18]+6.019*3*[.M18]^2-0.4931*4*[.M18]^3+0.01559*5*[.M18]^4)*[.N18]" office:value-type="float" office:value="14.2526871175042" calcext:value-type="float">
            <text:p>14.2526871175042</text:p>
          </table:table-cell>
          <table:table-cell table:formula="of:=LN([.O18])" office:value-type="float" office:value="7.77803758791068" calcext:value-type="float">
            <text:p>7.77803758791068</text:p>
          </table:table-cell>
          <table:table-cell table:formula="of:=[.P18]/[.O18]" office:value-type="float" office:value="0.00596949986780666" calcext:value-type="float">
            <text:p>0.005969499867807</text:p>
          </table:table-cell>
          <table:table-cell table:formula="of:=LN([.D18])" office:value-type="float" office:value="-3.64965874096066" calcext:value-type="float">
            <text:p>-3.64965874096066</text:p>
          </table:table-cell>
          <table:table-cell table:formula="of:=[.E18]/[.D18]" office:value-type="float" office:value="0.0769230769230769" calcext:value-type="float">
            <text:p>0.076923076923077</text:p>
          </table:table-cell>
          <table:table-cell/>
          <table:table-cell table:formula="of:=[.O18]^4" office:value-type="float" office:value="32496397456981.5" calcext:value-type="float">
            <text:p>32496397456981.5</text:p>
          </table:table-cell>
          <table:table-cell table:formula="of:=3*([.O18]^3)*[.P18]" office:value-type="float" office:value="581961720970.931" calcext:value-type="float">
            <text:p>581961720970.931</text:p>
          </table:table-cell>
          <table:table-cell table:formula="of:=PI()*4*9.5*9.5*[.D18]" office:value-type="float" office:value="29.4869886465938" calcext:value-type="float">
            <text:p>29.4869886465938</text:p>
          </table:table-cell>
          <table:table-cell table:formula="of:=SQRT((PI()*4*9.5*9.5*[.E18])^2+(PI()*4*9.5*2*[.D18]*0.1)^2)" office:value-type="float" office:value="2.35164475747451" calcext:value-type="float">
            <text:p>2.35164475747451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13.0cm</text:p>
          </table:table-cell>
          <table:table-cell table:formula="of:=13-5.5-2" office:value-type="float" office:value="5.5" calcext:value-type="float">
            <text:p>5.5</text:p>
          </table:table-cell>
          <table:table-cell office:value-type="string" calcext:value-type="string">
            <text:p>+- 0.1</text:p>
          </table:table-cell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24]*[.C24]" office:value-type="float" office:value="0.0001" calcext:value-type="float">
            <text:p>0.0001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574" calcext:value-type="float">
            <text:p>1.574</text:p>
          </table:table-cell>
          <table:table-cell office:value-type="float" office:value="0.001" calcext:value-type="float">
            <text:p>0.001</text:p>
          </table:table-cell>
          <table:table-cell office:value-type="float" office:value="1.169" calcext:value-type="float">
            <text:p>1.16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24]/[.H24]" office:value-type="float" office:value="1.3464499572284" calcext:value-type="float">
            <text:p>1.3464499572284</text:p>
          </table:table-cell>
          <table:table-cell table:formula="of:=SQRT(([.G24]/[.H24])^2+([.I24]*[.F24]/[.H24]/[.H24])^2)" office:value-type="float" office:value="0.00143471208757618" calcext:value-type="float">
            <text:p>0.001434712087576</text:p>
          </table:table-cell>
          <table:table-cell table:formula="of:=[.K24]/0.2969" office:value-type="float" office:value="4.53502848510744" calcext:value-type="float">
            <text:p>4.53502848510744</text:p>
          </table:table-cell>
          <table:table-cell table:formula="of:=SQRT(([.L24]/0.2969)^2+(0.001541*[.K24]/0.2969/0.2969)^2)" office:value-type="float" office:value="0.0240290666375994" calcext:value-type="float">
            <text:p>0.024029066637599</text:p>
          </table:table-cell>
          <table:table-cell table:formula="of:=27.43+303.8*[.M24]-37.18*([.M24])^2+6.019*([.M24])^3-0.4931*([.M24])^4+0.01559*([.M24])^5" office:value-type="float" office:value="1023.23306218685" calcext:value-type="float">
            <text:p>1023.23306218685</text:p>
          </table:table-cell>
          <table:table-cell table:formula="of:=(303.8-37.18*2*[.M24]+6.019*3*[.M24]^2-0.4931*4*[.M24]^3+0.01559*5*[.M24]^4)*[.N24]" office:value-type="float" office:value="4.4922495378246" calcext:value-type="float">
            <text:p>4.4922495378246</text:p>
          </table:table-cell>
          <table:table-cell table:formula="of:=LN([.O24])" office:value-type="float" office:value="6.93072256227861" calcext:value-type="float">
            <text:p>6.93072256227861</text:p>
          </table:table-cell>
          <table:table-cell table:formula="of:=[.P24]/[.O24]" office:value-type="float" office:value="0.00439025057324064" calcext:value-type="float">
            <text:p>0.004390250573241</text:p>
          </table:table-cell>
          <table:table-cell table:formula="of:=LN([.D24])" office:value-type="float" office:value="-9.21034037197618" calcext:value-type="float">
            <text:p>-9.21034037197618</text:p>
          </table:table-cell>
          <table:table-cell table:formula="of:=[.E24]/[.D24]" office:value-type="float" office:value="0.5" calcext:value-type="float">
            <text:p>0.5</text:p>
          </table:table-cell>
          <table:table-cell/>
          <table:table-cell table:formula="of:=[.O24]^4" office:value-type="float" office:value="1096221353697.28" calcext:value-type="float">
            <text:p>1096221353697.28</text:p>
          </table:table-cell>
          <table:table-cell table:formula="of:=3*([.O24]^3)*[.P24]" office:value-type="float" office:value="14438059279.4044" calcext:value-type="float">
            <text:p>14438059279.4044</text:p>
          </table:table-cell>
          <table:table-cell table:formula="of:=PI()*4*5.5*5.5*[.D24]" office:value-type="float" office:value="0.0380132711084365" calcext:value-type="float">
            <text:p>0.038013271108437</text:p>
          </table:table-cell>
          <table:table-cell table:formula="of:=SQRT((PI()*4*9.5*9.5*[.E24])^2+(PI()*4*9.5*2*[.D24]*0.1)^2)" office:value-type="float" office:value="0.0567559906211493" calcext:value-type="float">
            <text:p>0.056755990621149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25]*[.C25]" office:value-type="float" office:value="0.0002" calcext:value-type="float">
            <text:p>0.0002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93" calcext:value-type="float">
            <text:p>1.93</text:p>
          </table:table-cell>
          <table:table-cell office:value-type="float" office:value="0.001" calcext:value-type="float">
            <text:p>0.001</text:p>
          </table:table-cell>
          <table:table-cell office:value-type="float" office:value="1.257" calcext:value-type="float">
            <text:p>1.25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25]/[.H25]" office:value-type="float" office:value="1.53540175019889" calcext:value-type="float">
            <text:p>1.53540175019889</text:p>
          </table:table-cell>
          <table:table-cell table:formula="of:=SQRT(([.G25]/[.H25])^2+([.I25]*[.F25]/[.H25]/[.H25])^2)" office:value-type="float" office:value="0.00145770636857368" calcext:value-type="float">
            <text:p>0.001457706368574</text:p>
          </table:table-cell>
          <table:table-cell table:formula="of:=[.K25]/0.2969" office:value-type="float" office:value="5.1714440895887" calcext:value-type="float">
            <text:p>5.1714440895887</text:p>
          </table:table-cell>
          <table:table-cell table:formula="of:=SQRT(([.L25]/0.2969)^2+(0.001541*[.K25]/0.2969/0.2969)^2)" office:value-type="float" office:value="0.027286690918211" calcext:value-type="float">
            <text:p>0.027286690918211</text:p>
          </table:table-cell>
          <table:table-cell table:formula="of:=27.43+303.8*[.M25]-37.18*([.M25])^2+6.019*([.M25])^3-0.4931*([.M25])^4+0.01559*([.M25])^5" office:value-type="float" office:value="1141.61504716531" calcext:value-type="float">
            <text:p>1141.61504716531</text:p>
          </table:table-cell>
          <table:table-cell table:formula="of:=(303.8-37.18*2*[.M25]+6.019*3*[.M25]^2-0.4931*4*[.M25]^3+0.01559*5*[.M25]^4)*[.N25]" office:value-type="float" office:value="5.05147391970533" calcext:value-type="float">
            <text:p>5.05147391970533</text:p>
          </table:table-cell>
          <table:table-cell table:formula="of:=LN([.O25])" office:value-type="float" office:value="7.04019924684426" calcext:value-type="float">
            <text:p>7.04019924684426</text:p>
          </table:table-cell>
          <table:table-cell table:formula="of:=[.P25]/[.O25]" office:value-type="float" office:value="0.00442484875462039" calcext:value-type="float">
            <text:p>0.00442484875462</text:p>
          </table:table-cell>
          <table:table-cell table:formula="of:=LN([.D25])" office:value-type="float" office:value="-8.51719319141624" calcext:value-type="float">
            <text:p>-8.51719319141624</text:p>
          </table:table-cell>
          <table:table-cell table:formula="of:=[.E25]/[.D25]" office:value-type="float" office:value="0.25" calcext:value-type="float">
            <text:p>0.25</text:p>
          </table:table-cell>
          <table:table-cell/>
          <table:table-cell table:formula="of:=[.O25]^4" office:value-type="float" office:value="1698551572049.63" calcext:value-type="float">
            <text:p>1698551572049.63</text:p>
          </table:table-cell>
          <table:table-cell table:formula="of:=3*([.O25]^3)*[.P25]" office:value-type="float" office:value="22547501424.727" calcext:value-type="float">
            <text:p>22547501424.727</text:p>
          </table:table-cell>
          <table:table-cell table:formula="of:=PI()*4*5.5*5.5*[.D25]" office:value-type="float" office:value="0.076026542216873" calcext:value-type="float">
            <text:p>0.076026542216873</text:p>
          </table:table-cell>
          <table:table-cell table:formula="of:=SQRT((PI()*4*9.5*9.5*[.E25])^2+(PI()*4*9.5*2*[.D25]*0.1)^2)" office:value-type="float" office:value="0.0569064541321474" calcext:value-type="float">
            <text:p>0.056906454132147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26]*[.C26]" office:value-type="float" office:value="0.0003" calcext:value-type="float">
            <text:p>0.0003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243" calcext:value-type="float">
            <text:p>2.243</text:p>
          </table:table-cell>
          <table:table-cell office:value-type="float" office:value="0.001" calcext:value-type="float">
            <text:p>0.001</text:p>
          </table:table-cell>
          <table:table-cell office:value-type="float" office:value="1.33" calcext:value-type="float">
            <text:p>1.3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26]/[.H26]" office:value-type="float" office:value="1.68646616541353" calcext:value-type="float">
            <text:p>1.68646616541353</text:p>
          </table:table-cell>
          <table:table-cell table:formula="of:=SQRT(([.G26]/[.H26])^2+([.I26]*[.F26]/[.H26]/[.H26])^2)" office:value-type="float" office:value="0.00147417671053147" calcext:value-type="float">
            <text:p>0.001474176710531</text:p>
          </table:table-cell>
          <table:table-cell table:formula="of:=[.K26]/0.2969" office:value-type="float" office:value="5.68024979930459" calcext:value-type="float">
            <text:p>5.68024979930459</text:p>
          </table:table-cell>
          <table:table-cell table:formula="of:=SQRT(([.L26]/0.2969)^2+(0.001541*[.K26]/0.2969/0.2969)^2)" office:value-type="float" office:value="0.0298973840948644" calcext:value-type="float">
            <text:p>0.029897384094865</text:p>
          </table:table-cell>
          <table:table-cell table:formula="of:=27.43+303.8*[.M26]-37.18*([.M26])^2+6.019*([.M26])^3-0.4931*([.M26])^4+0.01559*([.M26])^5" office:value-type="float" office:value="1235.44854697342" calcext:value-type="float">
            <text:p>1235.44854697342</text:p>
          </table:table-cell>
          <table:table-cell table:formula="of:=(303.8-37.18*2*[.M26]+6.019*3*[.M26]^2-0.4931*4*[.M26]^3+0.01559*5*[.M26]^4)*[.N26]" office:value-type="float" office:value="5.49181114090557" calcext:value-type="float">
            <text:p>5.49181114090557</text:p>
          </table:table-cell>
          <table:table-cell table:formula="of:=LN([.O26])" office:value-type="float" office:value="7.11918937905229" calcext:value-type="float">
            <text:p>7.11918937905229</text:p>
          </table:table-cell>
          <table:table-cell table:formula="of:=[.P26]/[.O26]" office:value-type="float" office:value="0.0044451961632553" calcext:value-type="float">
            <text:p>0.004445196163255</text:p>
          </table:table-cell>
          <table:table-cell table:formula="of:=LN([.D26])" office:value-type="float" office:value="-8.11172808330807" calcext:value-type="float">
            <text:p>-8.11172808330807</text:p>
          </table:table-cell>
          <table:table-cell table:formula="of:=[.E26]/[.D26]" office:value-type="float" office:value="0.166666666666667" calcext:value-type="float">
            <text:p>0.166666666666667</text:p>
          </table:table-cell>
          <table:table-cell/>
          <table:table-cell table:formula="of:=[.O26]^4" office:value-type="float" office:value="2329692769455.31" calcext:value-type="float">
            <text:p>2329692769455.31</text:p>
          </table:table-cell>
          <table:table-cell table:formula="of:=3*([.O26]^3)*[.P26]" office:value-type="float" office:value="31067824081.0391" calcext:value-type="float">
            <text:p>31067824081.0391</text:p>
          </table:table-cell>
          <table:table-cell table:formula="of:=PI()*4*5.5*5.5*[.D26]" office:value-type="float" office:value="0.114039813325309" calcext:value-type="float">
            <text:p>0.114039813325309</text:p>
          </table:table-cell>
          <table:table-cell table:formula="of:=SQRT((PI()*4*9.5*9.5*[.E26])^2+(PI()*4*9.5*2*[.D26]*0.1)^2)" office:value-type="float" office:value="0.0571563464490562" calcext:value-type="float">
            <text:p>0.057156346449056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27]*[.C27]" office:value-type="float" office:value="0.0004" calcext:value-type="float">
            <text:p>0.0004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363" calcext:value-type="float">
            <text:p>2.363</text:p>
          </table:table-cell>
          <table:table-cell office:value-type="float" office:value="0.001" calcext:value-type="float">
            <text:p>0.001</text:p>
          </table:table-cell>
          <table:table-cell office:value-type="float" office:value="1.356" calcext:value-type="float">
            <text:p>1.35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27]/[.H27]" office:value-type="float" office:value="1.74262536873156" calcext:value-type="float">
            <text:p>1.74262536873156</text:p>
          </table:table-cell>
          <table:table-cell table:formula="of:=SQRT(([.G27]/[.H27])^2+([.I27]*[.F27]/[.H27]/[.H27])^2)" office:value-type="float" office:value="0.00148168495248323" calcext:value-type="float">
            <text:p>0.001481684952483</text:p>
          </table:table-cell>
          <table:table-cell table:formula="of:=[.K27]/0.2969" office:value-type="float" office:value="5.86940171347782" calcext:value-type="float">
            <text:p>5.86940171347782</text:p>
          </table:table-cell>
          <table:table-cell table:formula="of:=SQRT(([.L27]/0.2969)^2+(0.001541*[.K27]/0.2969/0.2969)^2)" office:value-type="float" office:value="0.0308700143930585" calcext:value-type="float">
            <text:p>0.030870014393059</text:p>
          </table:table-cell>
          <table:table-cell table:formula="of:=27.43+303.8*[.M27]-37.18*([.M27])^2+6.019*([.M27])^3-0.4931*([.M27])^4+0.01559*([.M27])^5" office:value-type="float" office:value="1270.1388691757" calcext:value-type="float">
            <text:p>1270.1388691757</text:p>
          </table:table-cell>
          <table:table-cell table:formula="of:=(303.8-37.18*2*[.M27]+6.019*3*[.M27]^2-0.4931*4*[.M27]^3+0.01559*5*[.M27]^4)*[.N27]" office:value-type="float" office:value="5.65241373225633" calcext:value-type="float">
            <text:p>5.65241373225633</text:p>
          </table:table-cell>
          <table:table-cell table:formula="of:=LN([.O27])" office:value-type="float" office:value="7.14688151928246" calcext:value-type="float">
            <text:p>7.14688151928246</text:p>
          </table:table-cell>
          <table:table-cell table:formula="of:=[.P27]/[.O27]" office:value-type="float" office:value="0.00445023285991134" calcext:value-type="float">
            <text:p>0.004450232859911</text:p>
          </table:table-cell>
          <table:table-cell table:formula="of:=LN([.D27])" office:value-type="float" office:value="-7.82404601085629" calcext:value-type="float">
            <text:p>-7.82404601085629</text:p>
          </table:table-cell>
          <table:table-cell table:formula="of:=[.E27]/[.D27]" office:value-type="float" office:value="0.125" calcext:value-type="float">
            <text:p>0.125</text:p>
          </table:table-cell>
          <table:table-cell/>
          <table:table-cell table:formula="of:=[.O27]^4" office:value-type="float" office:value="2602584425673.75" calcext:value-type="float">
            <text:p>2602584425673.75</text:p>
          </table:table-cell>
          <table:table-cell table:formula="of:=3*([.O27]^3)*[.P27]" office:value-type="float" office:value="34746320195.4805" calcext:value-type="float">
            <text:p>34746320195.4805</text:p>
          </table:table-cell>
          <table:table-cell table:formula="of:=PI()*4*5.5*5.5*[.D27]" office:value-type="float" office:value="0.152053084433746" calcext:value-type="float">
            <text:p>0.152053084433746</text:p>
          </table:table-cell>
          <table:table-cell table:formula="of:=SQRT((PI()*4*9.5*9.5*[.E27])^2+(PI()*4*9.5*2*[.D27]*0.1)^2)" office:value-type="float" office:value="0.057504371346177" calcext:value-type="float">
            <text:p>0.057504371346177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28]*[.C28]" office:value-type="float" office:value="0.0005" calcext:value-type="float">
            <text:p>0.0005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438" calcext:value-type="float">
            <text:p>2.438</text:p>
          </table:table-cell>
          <table:table-cell office:value-type="float" office:value="0.001" calcext:value-type="float">
            <text:p>0.001</text:p>
          </table:table-cell>
          <table:table-cell office:value-type="float" office:value="1.373" calcext:value-type="float">
            <text:p>1.37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28]/[.H28]" office:value-type="float" office:value="1.77567370721049" calcext:value-type="float">
            <text:p>1.77567370721049</text:p>
          </table:table-cell>
          <table:table-cell table:formula="of:=SQRT(([.G28]/[.H28])^2+([.I28]*[.F28]/[.H28]/[.H28])^2)" office:value-type="float" office:value="0.00148426457816944" calcext:value-type="float">
            <text:p>0.001484264578169</text:p>
          </table:table-cell>
          <table:table-cell table:formula="of:=[.K28]/0.2969" office:value-type="float" office:value="5.98071305897773" calcext:value-type="float">
            <text:p>5.98071305897773</text:p>
          </table:table-cell>
          <table:table-cell table:formula="of:=SQRT(([.L28]/0.2969)^2+(0.001541*[.K28]/0.2969/0.2969)^2)" office:value-type="float" office:value="0.0314416731680896" calcext:value-type="float">
            <text:p>0.03144167316809</text:p>
          </table:table-cell>
          <table:table-cell table:formula="of:=27.43+303.8*[.M28]-37.18*([.M28])^2+6.019*([.M28])^3-0.4931*([.M28])^4+0.01559*([.M28])^5" office:value-type="float" office:value="1290.50034237799" calcext:value-type="float">
            <text:p>1290.50034237799</text:p>
          </table:table-cell>
          <table:table-cell table:formula="of:=(303.8-37.18*2*[.M28]+6.019*3*[.M28]^2-0.4931*4*[.M28]^3+0.01559*5*[.M28]^4)*[.N28]" office:value-type="float" office:value="5.74568644426079" calcext:value-type="float">
            <text:p>5.74568644426079</text:p>
          </table:table-cell>
          <table:table-cell table:formula="of:=LN([.O28])" office:value-type="float" office:value="7.1627852844651" calcext:value-type="float">
            <text:p>7.1627852844651</text:p>
          </table:table-cell>
          <table:table-cell table:formula="of:=[.P28]/[.O28]" office:value-type="float" office:value="0.00445229362254431" calcext:value-type="float">
            <text:p>0.004452293622544</text:p>
          </table:table-cell>
          <table:table-cell table:formula="of:=LN([.D28])" office:value-type="float" office:value="-7.60090245954208" calcext:value-type="float">
            <text:p>-7.60090245954208</text:p>
          </table:table-cell>
          <table:table-cell table:formula="of:=[.E28]/[.D28]" office:value-type="float" office:value="0.1" calcext:value-type="float">
            <text:p>0.1</text:p>
          </table:table-cell>
          <table:table-cell/>
          <table:table-cell table:formula="of:=[.O28]^4" office:value-type="float" office:value="2773527628132.35" calcext:value-type="float">
            <text:p>2773527628132.35</text:p>
          </table:table-cell>
          <table:table-cell table:formula="of:=3*([.O28]^3)*[.P28]" office:value-type="float" office:value="37045678112.0523" calcext:value-type="float">
            <text:p>37045678112.0523</text:p>
          </table:table-cell>
          <table:table-cell table:formula="of:=PI()*4*5.5*5.5*[.D28]" office:value-type="float" office:value="0.190066355542182" calcext:value-type="float">
            <text:p>0.190066355542182</text:p>
          </table:table-cell>
          <table:table-cell table:formula="of:=SQRT((PI()*4*9.5*9.5*[.E28])^2+(PI()*4*9.5*2*[.D28]*0.1)^2)" office:value-type="float" office:value="0.0579487607756857" calcext:value-type="float">
            <text:p>0.057948760775686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29]*[.C29]" office:value-type="float" office:value="0.0006" calcext:value-type="float">
            <text:p>0.0006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583" calcext:value-type="float">
            <text:p>2.583</text:p>
          </table:table-cell>
          <table:table-cell office:value-type="float" office:value="0.001" calcext:value-type="float">
            <text:p>0.001</text:p>
          </table:table-cell>
          <table:table-cell office:value-type="float" office:value="1.405" calcext:value-type="float">
            <text:p>1.40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29]/[.H29]" office:value-type="float" office:value="1.83843416370107" calcext:value-type="float">
            <text:p>1.83843416370107</text:p>
          </table:table-cell>
          <table:table-cell table:formula="of:=SQRT(([.G29]/[.H29])^2+([.I29]*[.F29]/[.H29]/[.H29])^2)" office:value-type="float" office:value="0.0014895421846632" calcext:value-type="float">
            <text:p>0.001489542184663</text:p>
          </table:table-cell>
          <table:table-cell table:formula="of:=[.K29]/0.2969" office:value-type="float" office:value="6.19209890098036" calcext:value-type="float">
            <text:p>6.19209890098036</text:p>
          </table:table-cell>
          <table:table-cell table:formula="of:=SQRT(([.L29]/0.2969)^2+(0.001541*[.K29]/0.2969/0.2969)^2)" office:value-type="float" office:value="0.0325280765049437" calcext:value-type="float">
            <text:p>0.032528076504944</text:p>
          </table:table-cell>
          <table:table-cell table:formula="of:=27.43+303.8*[.M29]-37.18*([.M29])^2+6.019*([.M29])^3-0.4931*([.M29])^4+0.01559*([.M29])^5" office:value-type="float" office:value="1329.05303856554" calcext:value-type="float">
            <text:p>1329.05303856554</text:p>
          </table:table-cell>
          <table:table-cell table:formula="of:=(303.8-37.18*2*[.M29]+6.019*3*[.M29]^2-0.4931*4*[.M29]^3+0.01559*5*[.M29]^4)*[.N29]" office:value-type="float" office:value="5.92046359682534" calcext:value-type="float">
            <text:p>5.92046359682534</text:p>
          </table:table-cell>
          <table:table-cell table:formula="of:=LN([.O29])" office:value-type="float" office:value="7.19222196654411" calcext:value-type="float">
            <text:p>7.19222196654411</text:p>
          </table:table-cell>
          <table:table-cell table:formula="of:=[.P29]/[.O29]" office:value-type="float" office:value="0.00445464810284424" calcext:value-type="float">
            <text:p>0.004454648102844</text:p>
          </table:table-cell>
          <table:table-cell table:formula="of:=LN([.D29])" office:value-type="float" office:value="-7.41858090274813" calcext:value-type="float">
            <text:p>-7.41858090274813</text:p>
          </table:table-cell>
          <table:table-cell table:formula="of:=[.E29]/[.D29]" office:value-type="float" office:value="0.0833333333333333" calcext:value-type="float">
            <text:p>0.083333333333333</text:p>
          </table:table-cell>
          <table:table-cell/>
          <table:table-cell table:formula="of:=[.O29]^4" office:value-type="float" office:value="3120105296867.46" calcext:value-type="float">
            <text:p>3120105296867.46</text:p>
          </table:table-cell>
          <table:table-cell table:formula="of:=3*([.O29]^3)*[.P29]" office:value-type="float" office:value="41696913424.0947" calcext:value-type="float">
            <text:p>41696913424.0947</text:p>
          </table:table-cell>
          <table:table-cell table:formula="of:=PI()*4*5.5*5.5*[.D29]" office:value-type="float" office:value="0.228079626650619" calcext:value-type="float">
            <text:p>0.228079626650619</text:p>
          </table:table-cell>
          <table:table-cell table:formula="of:=SQRT((PI()*4*9.5*9.5*[.E29])^2+(PI()*4*9.5*2*[.D29]*0.1)^2)" office:value-type="float" office:value="0.0584873182319074" calcext:value-type="float">
            <text:p>0.058487318231907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0]*[.C30]" office:value-type="float" office:value="0.0007" calcext:value-type="float">
            <text:p>0.0007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645" calcext:value-type="float">
            <text:p>2.6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17" calcext:value-type="float">
            <text:p>1.41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0]/[.H30]" office:value-type="float" office:value="1.8666196189132" calcext:value-type="float">
            <text:p>1.8666196189132</text:p>
          </table:table-cell>
          <table:table-cell table:formula="of:=SQRT(([.G30]/[.H30])^2+([.I30]*[.F30]/[.H30]/[.H30])^2)" office:value-type="float" office:value="0.00149443134676549" calcext:value-type="float">
            <text:p>0.001494431346766</text:p>
          </table:table-cell>
          <table:table-cell table:formula="of:=[.K30]/0.2969" office:value-type="float" office:value="6.28703138738025" calcext:value-type="float">
            <text:p>6.28703138738025</text:p>
          </table:table-cell>
          <table:table-cell table:formula="of:=SQRT(([.L30]/0.2969)^2+(0.001541*[.K30]/0.2969/0.2969)^2)" office:value-type="float" office:value="0.0330175025139739" calcext:value-type="float">
            <text:p>0.033017502513974</text:p>
          </table:table-cell>
          <table:table-cell table:formula="of:=27.43+303.8*[.M30]-37.18*([.M30])^2+6.019*([.M30])^3-0.4931*([.M30])^4+0.01559*([.M30])^5" office:value-type="float" office:value="1346.31542288162" calcext:value-type="float">
            <text:p>1346.31542288162</text:p>
          </table:table-cell>
          <table:table-cell table:formula="of:=(303.8-37.18*2*[.M30]+6.019*3*[.M30]^2-0.4931*4*[.M30]^3+0.01559*5*[.M30]^4)*[.N30]" office:value-type="float" office:value="5.99809920256929" calcext:value-type="float">
            <text:p>5.99809920256929</text:p>
          </table:table-cell>
          <table:table-cell table:formula="of:=LN([.O30])" office:value-type="float" office:value="7.20512682367358" calcext:value-type="float">
            <text:p>7.20512682367358</text:p>
          </table:table-cell>
          <table:table-cell table:formula="of:=[.P30]/[.O30]" office:value-type="float" office:value="0.00445519608601905" calcext:value-type="float">
            <text:p>0.004455196086019</text:p>
          </table:table-cell>
          <table:table-cell table:formula="of:=LN([.D30])" office:value-type="float" office:value="-7.26443022292087" calcext:value-type="float">
            <text:p>-7.26443022292087</text:p>
          </table:table-cell>
          <table:table-cell table:formula="of:=[.E30]/[.D30]" office:value-type="float" office:value="0.0714285714285714" calcext:value-type="float">
            <text:p>0.071428571428572</text:p>
          </table:table-cell>
          <table:table-cell/>
          <table:table-cell table:formula="of:=[.O30]^4" office:value-type="float" office:value="3285392669100.73" calcext:value-type="float">
            <text:p>3285392669100.73</text:p>
          </table:table-cell>
          <table:table-cell table:formula="of:=3*([.O30]^3)*[.P30]" office:value-type="float" office:value="43911205681.2397" calcext:value-type="float">
            <text:p>43911205681.2397</text:p>
          </table:table-cell>
          <table:table-cell table:formula="of:=PI()*4*5.5*5.5*[.D30]" office:value-type="float" office:value="0.266092897759055" calcext:value-type="float">
            <text:p>0.266092897759055</text:p>
          </table:table-cell>
          <table:table-cell table:formula="of:=SQRT((PI()*4*9.5*9.5*[.E30])^2+(PI()*4*9.5*2*[.D30]*0.1)^2)" office:value-type="float" office:value="0.0591174701715771" calcext:value-type="float">
            <text:p>0.059117470171577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1]*[.C31]" office:value-type="float" office:value="0.0008" calcext:value-type="float">
            <text:p>0.0008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881" calcext:value-type="float">
            <text:p>2.881</text:p>
          </table:table-cell>
          <table:table-cell office:value-type="float" office:value="0.001" calcext:value-type="float">
            <text:p>0.0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1]/[.H31]" office:value-type="float" office:value="1.95853161114888" calcext:value-type="float">
            <text:p>1.95853161114888</text:p>
          </table:table-cell>
          <table:table-cell table:formula="of:=SQRT(([.G31]/[.H31])^2+([.I31]*[.F31]/[.H31]/[.H31])^2)" office:value-type="float" office:value="0.00149493930848062" calcext:value-type="float">
            <text:p>0.001494939308481</text:p>
          </table:table-cell>
          <table:table-cell table:formula="of:=[.K31]/0.2969" office:value-type="float" office:value="6.59660360777662" calcext:value-type="float">
            <text:p>6.59660360777662</text:p>
          </table:table-cell>
          <table:table-cell table:formula="of:=SQRT(([.L31]/0.2969)^2+(0.001541*[.K31]/0.2969/0.2969)^2)" office:value-type="float" office:value="0.0346066101714441" calcext:value-type="float">
            <text:p>0.034606610171444</text:p>
          </table:table-cell>
          <table:table-cell table:formula="of:=27.43+303.8*[.M31]-37.18*([.M31])^2+6.019*([.M31])^3-0.4931*([.M31])^4+0.01559*([.M31])^5" office:value-type="float" office:value="1402.36917888459" calcext:value-type="float">
            <text:p>1402.36917888459</text:p>
          </table:table-cell>
          <table:table-cell table:formula="of:=(303.8-37.18*2*[.M31]+6.019*3*[.M31]^2-0.4931*4*[.M31]^3+0.01559*5*[.M31]^4)*[.N31]" office:value-type="float" office:value="6.24482721633121" calcext:value-type="float">
            <text:p>6.24482721633121</text:p>
          </table:table-cell>
          <table:table-cell table:formula="of:=LN([.O31])" office:value-type="float" office:value="7.24591835595864" calcext:value-type="float">
            <text:p>7.24591835595864</text:p>
          </table:table-cell>
          <table:table-cell table:formula="of:=[.P31]/[.O31]" office:value-type="float" office:value="0.00445305509444966" calcext:value-type="float">
            <text:p>0.00445305509445</text:p>
          </table:table-cell>
          <table:table-cell table:formula="of:=LN([.D31])" office:value-type="float" office:value="-7.13089883029635" calcext:value-type="float">
            <text:p>-7.13089883029635</text:p>
          </table:table-cell>
          <table:table-cell table:formula="of:=[.E31]/[.D31]" office:value-type="float" office:value="0.0625" calcext:value-type="float">
            <text:p>0.0625</text:p>
          </table:table-cell>
          <table:table-cell/>
          <table:table-cell table:formula="of:=[.O31]^4" office:value-type="float" office:value="3867670190919.78" calcext:value-type="float">
            <text:p>3867670190919.78</text:p>
          </table:table-cell>
          <table:table-cell table:formula="of:=3*([.O31]^3)*[.P31]" office:value-type="float" office:value="51668845341.9792" calcext:value-type="float">
            <text:p>51668845341.9792</text:p>
          </table:table-cell>
          <table:table-cell table:formula="of:=PI()*4*5.5*5.5*[.D31]" office:value-type="float" office:value="0.304106168867492" calcext:value-type="float">
            <text:p>0.304106168867492</text:p>
          </table:table-cell>
          <table:table-cell table:formula="of:=SQRT((PI()*4*9.5*9.5*[.E31])^2+(PI()*4*9.5*2*[.D31]*0.1)^2)" office:value-type="float" office:value="0.0598363228484033" calcext:value-type="float">
            <text:p>0.059836322848403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2]*[.C32]" office:value-type="float" office:value="0.0009" calcext:value-type="float">
            <text:p>0.0009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3.135" calcext:value-type="float">
            <text:p>3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29" calcext:value-type="float">
            <text:p>1.52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2]/[.H32]" office:value-type="float" office:value="2.05035971223022" calcext:value-type="float">
            <text:p>2.05035971223022</text:p>
          </table:table-cell>
          <table:table-cell table:formula="of:=SQRT(([.G32]/[.H32])^2+([.I32]*[.F32]/[.H32]/[.H32])^2)" office:value-type="float" office:value="0.00149197007785791" calcext:value-type="float">
            <text:p>0.001491970077858</text:p>
          </table:table-cell>
          <table:table-cell table:formula="of:=[.K32]/0.2969" office:value-type="float" office:value="6.90589327123683" calcext:value-type="float">
            <text:p>6.90589327123683</text:p>
          </table:table-cell>
          <table:table-cell table:formula="of:=SQRT(([.L32]/0.2969)^2+(0.001541*[.K32]/0.2969/0.2969)^2)" office:value-type="float" office:value="0.036194197415665" calcext:value-type="float">
            <text:p>0.036194197415665</text:p>
          </table:table-cell>
          <table:table-cell table:formula="of:=27.43+303.8*[.M32]-37.18*([.M32])^2+6.019*([.M32])^3-0.4931*([.M32])^4+0.01559*([.M32])^5" office:value-type="float" office:value="1457.97831690432" calcext:value-type="float">
            <text:p>1457.97831690432</text:p>
          </table:table-cell>
          <table:table-cell table:formula="of:=(303.8-37.18*2*[.M32]+6.019*3*[.M32]^2-0.4931*4*[.M32]^3+0.01559*5*[.M32]^4)*[.N32]" office:value-type="float" office:value="6.48319556958584" calcext:value-type="float">
            <text:p>6.48319556958584</text:p>
          </table:table-cell>
          <table:table-cell table:formula="of:=LN([.O32])" office:value-type="float" office:value="7.28480604065028" calcext:value-type="float">
            <text:p>7.28480604065028</text:p>
          </table:table-cell>
          <table:table-cell table:formula="of:=[.P32]/[.O32]" office:value-type="float" office:value="0.00444670232363359" calcext:value-type="float">
            <text:p>0.004446702323634</text:p>
          </table:table-cell>
          <table:table-cell table:formula="of:=LN([.D32])" office:value-type="float" office:value="-7.01311579463996" calcext:value-type="float">
            <text:p>-7.01311579463996</text:p>
          </table:table-cell>
          <table:table-cell table:formula="of:=[.E32]/[.D32]" office:value-type="float" office:value="0.0555555555555556" calcext:value-type="float">
            <text:p>0.055555555555556</text:p>
          </table:table-cell>
          <table:table-cell/>
          <table:table-cell table:formula="of:=[.O32]^4" office:value-type="float" office:value="4518603774475.62" calcext:value-type="float">
            <text:p>4518603774475.62</text:p>
          </table:table-cell>
          <table:table-cell table:formula="of:=3*([.O32]^3)*[.P32]" office:value-type="float" office:value="60278657710.6208" calcext:value-type="float">
            <text:p>60278657710.6208</text:p>
          </table:table-cell>
          <table:table-cell table:formula="of:=PI()*4*5.5*5.5*[.D32]" office:value-type="float" office:value="0.342119439975928" calcext:value-type="float">
            <text:p>0.342119439975928</text:p>
          </table:table-cell>
          <table:table-cell table:formula="of:=SQRT((PI()*4*9.5*9.5*[.E32])^2+(PI()*4*9.5*2*[.D32]*0.1)^2)" office:value-type="float" office:value="0.0606407218917579" calcext:value-type="float">
            <text:p>0.06064072189175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3]*[.C33]" office:value-type="float" office:value="0.001" calcext:value-type="float">
            <text:p>0.001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3.264" calcext:value-type="float">
            <text:p>3.264</text:p>
          </table:table-cell>
          <table:table-cell office:value-type="float" office:value="0.001" calcext:value-type="float">
            <text:p>0.001</text:p>
          </table:table-cell>
          <table:table-cell office:value-type="float" office:value="1.557" calcext:value-type="float">
            <text:p>1.55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3]/[.H33]" office:value-type="float" office:value="2.09633911368015" calcext:value-type="float">
            <text:p>2.09633911368015</text:p>
          </table:table-cell>
          <table:table-cell table:formula="of:=SQRT(([.G33]/[.H33])^2+([.I33]*[.F33]/[.H33]/[.H33])^2)" office:value-type="float" office:value="0.0014917379148949" calcext:value-type="float">
            <text:p>0.001491737914895</text:p>
          </table:table-cell>
          <table:table-cell table:formula="of:=[.K33]/0.2969" office:value-type="float" office:value="7.06075821380988" calcext:value-type="float">
            <text:p>7.06075821380988</text:p>
          </table:table-cell>
          <table:table-cell table:formula="of:=SQRT(([.L33]/0.2969)^2+(0.001541*[.K33]/0.2969/0.2969)^2)" office:value-type="float" office:value="0.0369902702446165" calcext:value-type="float">
            <text:p>0.036990270244617</text:p>
          </table:table-cell>
          <table:table-cell table:formula="of:=27.43+303.8*[.M33]-37.18*([.M33])^2+6.019*([.M33])^3-0.4931*([.M33])^4+0.01559*([.M33])^5" office:value-type="float" office:value="1485.66394151956" calcext:value-type="float">
            <text:p>1485.66394151956</text:p>
          </table:table-cell>
          <table:table-cell table:formula="of:=(303.8-37.18*2*[.M33]+6.019*3*[.M33]^2-0.4931*4*[.M33]^3+0.01559*5*[.M33]^4)*[.N33]" office:value-type="float" office:value="6.59977634535594" calcext:value-type="float">
            <text:p>6.59977634535594</text:p>
          </table:table-cell>
          <table:table-cell table:formula="of:=LN([.O33])" office:value-type="float" office:value="7.30361704998434" calcext:value-type="float">
            <text:p>7.30361704998434</text:p>
          </table:table-cell>
          <table:table-cell table:formula="of:=[.P33]/[.O33]" office:value-type="float" office:value="0.00444230768541478" calcext:value-type="float">
            <text:p>0.004442307685415</text:p>
          </table:table-cell>
          <table:table-cell table:formula="of:=LN([.D33])" office:value-type="float" office:value="-6.90775527898214" calcext:value-type="float">
            <text:p>-6.90775527898214</text:p>
          </table:table-cell>
          <table:table-cell table:formula="of:=[.E33]/[.D33]" office:value-type="float" office:value="2" calcext:value-type="float">
            <text:p>2</text:p>
          </table:table-cell>
          <table:table-cell/>
          <table:table-cell table:formula="of:=[.O33]^4" office:value-type="float" office:value="4871720129184" calcext:value-type="float">
            <text:p>4871720129184</text:p>
          </table:table-cell>
          <table:table-cell table:formula="of:=3*([.O33]^3)*[.P33]" office:value-type="float" office:value="64925039313.1919" calcext:value-type="float">
            <text:p>64925039313.1919</text:p>
          </table:table-cell>
          <table:table-cell table:formula="of:=PI()*4*5.5*5.5*[.D33]" office:value-type="float" office:value="0.380132711084365" calcext:value-type="float">
            <text:p>0.380132711084365</text:p>
          </table:table-cell>
          <table:table-cell table:formula="of:=SQRT((PI()*4*9.5*9.5*[.E33])^2+(PI()*4*9.5*2*[.D33]*0.1)^2)" office:value-type="float" office:value="2.26835555611718" calcext:value-type="float">
            <text:p>2.26835555611718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4]*[.C34]" office:value-type="float" office:value="0.0014" calcext:value-type="float">
            <text:p>0.0014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3.915" calcext:value-type="float">
            <text:p>3.9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97" calcext:value-type="float">
            <text:p>1.69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4]/[.H34]" office:value-type="float" office:value="2.30701237477902" calcext:value-type="float">
            <text:p>2.30701237477902</text:p>
          </table:table-cell>
          <table:table-cell table:formula="of:=SQRT(([.G34]/[.H34])^2+([.I34]*[.F34]/[.H34]/[.H34])^2)" office:value-type="float" office:value="0.00148168511155333" calcext:value-type="float">
            <text:p>0.001481685111553</text:p>
          </table:table-cell>
          <table:table-cell table:formula="of:=[.K34]/0.2969" office:value-type="float" office:value="7.77033470791183" calcext:value-type="float">
            <text:p>7.77033470791183</text:p>
          </table:table-cell>
          <table:table-cell table:formula="of:=SQRT(([.L34]/0.2969)^2+(0.001541*[.K34]/0.2969/0.2969)^2)" office:value-type="float" office:value="0.0406379592835824" calcext:value-type="float">
            <text:p>0.040637959283582</text:p>
          </table:table-cell>
          <table:table-cell table:formula="of:=27.43+303.8*[.M34]-37.18*([.M34])^2+6.019*([.M34])^3-0.4931*([.M34])^4+0.01559*([.M34])^5" office:value-type="float" office:value="1611.07465210548" calcext:value-type="float">
            <text:p>1611.07465210548</text:p>
          </table:table-cell>
          <table:table-cell table:formula="of:=(303.8-37.18*2*[.M34]+6.019*3*[.M34]^2-0.4931*4*[.M34]^3+0.01559*5*[.M34]^4)*[.N34]" office:value-type="float" office:value="7.11350579278678" calcext:value-type="float">
            <text:p>7.11350579278678</text:p>
          </table:table-cell>
          <table:table-cell table:formula="of:=LN([.O34])" office:value-type="float" office:value="7.38465672108875" calcext:value-type="float">
            <text:p>7.38465672108875</text:p>
          </table:table-cell>
          <table:table-cell table:formula="of:=[.P34]/[.O34]" office:value-type="float" office:value="0.00441537937642449" calcext:value-type="float">
            <text:p>0.004415379376424</text:p>
          </table:table-cell>
          <table:table-cell table:formula="of:=LN([.D34])" office:value-type="float" office:value="-6.57128304236092" calcext:value-type="float">
            <text:p>-6.57128304236092</text:p>
          </table:table-cell>
          <table:table-cell table:formula="of:=[.E34]/[.D34]" office:value-type="float" office:value="1.42857142857143" calcext:value-type="float">
            <text:p>1.42857142857143</text:p>
          </table:table-cell>
          <table:table-cell/>
          <table:table-cell table:formula="of:=[.O34]^4" office:value-type="float" office:value="6736939680189.87" calcext:value-type="float">
            <text:p>6736939680189.87</text:p>
          </table:table-cell>
          <table:table-cell table:formula="of:=3*([.O34]^3)*[.P34]" office:value-type="float" office:value="89238433572.3784" calcext:value-type="float">
            <text:p>89238433572.3784</text:p>
          </table:table-cell>
          <table:table-cell table:formula="of:=PI()*4*5.5*5.5*[.D34]" office:value-type="float" office:value="0.532185795518111" calcext:value-type="float">
            <text:p>0.532185795518111</text:p>
          </table:table-cell>
          <table:table-cell table:formula="of:=SQRT((PI()*4*9.5*9.5*[.E34])^2+(PI()*4*9.5*2*[.D34]*0.1)^2)" office:value-type="float" office:value="2.26847618338476" calcext:value-type="float">
            <text:p>2.26847618338476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5]*[.C35]" office:value-type="float" office:value="0.0018" calcext:value-type="float">
            <text:p>0.0018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4.62" calcext:value-type="float">
            <text:p>4.62</text:p>
          </table:table-cell>
          <table:table-cell office:value-type="float" office:value="0.01" calcext:value-type="float">
            <text:p>0.01</text:p>
          </table:table-cell>
          <table:table-cell office:value-type="float" office:value="1.84" calcext:value-type="float">
            <text:p>1.8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5]/[.H35]" office:value-type="float" office:value="2.51086956521739" calcext:value-type="float">
            <text:p>2.51086956521739</text:p>
          </table:table-cell>
          <table:table-cell table:formula="of:=SQRT(([.G35]/[.H35])^2+([.I35]*[.F35]/[.H35]/[.H35])^2)" office:value-type="float" office:value="0.00560348136594199" calcext:value-type="float">
            <text:p>0.005603481365942</text:p>
          </table:table-cell>
          <table:table-cell table:formula="of:=[.K35]/0.2969" office:value-type="float" office:value="8.45695373936474" calcext:value-type="float">
            <text:p>8.45695373936474</text:p>
          </table:table-cell>
          <table:table-cell table:formula="of:=SQRT(([.L35]/0.2969)^2+(0.001541*[.K35]/0.2969/0.2969)^2)" office:value-type="float" office:value="0.0477796555435325" calcext:value-type="float">
            <text:p>0.047779655543533</text:p>
          </table:table-cell>
          <table:table-cell table:formula="of:=27.43+303.8*[.M35]-37.18*([.M35])^2+6.019*([.M35])^3-0.4931*([.M35])^4+0.01559*([.M35])^5" office:value-type="float" office:value="1730.21160509945" calcext:value-type="float">
            <text:p>1730.21160509945</text:p>
          </table:table-cell>
          <table:table-cell table:formula="of:=(303.8-37.18*2*[.M35]+6.019*3*[.M35]^2-0.4931*4*[.M35]^3+0.01559*5*[.M35]^4)*[.N35]" office:value-type="float" office:value="8.22346197121481" calcext:value-type="float">
            <text:p>8.22346197121481</text:p>
          </table:table-cell>
          <table:table-cell table:formula="of:=LN([.O35])" office:value-type="float" office:value="7.45599899509833" calcext:value-type="float">
            <text:p>7.45599899509833</text:p>
          </table:table-cell>
          <table:table-cell table:formula="of:=[.P35]/[.O35]" office:value-type="float" office:value="0.00475286487905745" calcext:value-type="float">
            <text:p>0.004752864879057</text:p>
          </table:table-cell>
          <table:table-cell table:formula="of:=LN([.D35])" office:value-type="float" office:value="-6.31996861408002" calcext:value-type="float">
            <text:p>-6.31996861408002</text:p>
          </table:table-cell>
          <table:table-cell table:formula="of:=[.E35]/[.D35]" office:value-type="float" office:value="1.11111111111111" calcext:value-type="float">
            <text:p>1.11111111111111</text:p>
          </table:table-cell>
          <table:table-cell/>
          <table:table-cell table:formula="of:=[.O35]^4" office:value-type="float" office:value="8961833739421.92" calcext:value-type="float">
            <text:p>8961833739421.92</text:p>
          </table:table-cell>
          <table:table-cell table:formula="of:=3*([.O35]^3)*[.P35]" office:value-type="float" office:value="127783154496.152" calcext:value-type="float">
            <text:p>127783154496.152</text:p>
          </table:table-cell>
          <table:table-cell table:formula="of:=PI()*4*5.5*5.5*[.D35]" office:value-type="float" office:value="0.684238879951857" calcext:value-type="float">
            <text:p>0.684238879951857</text:p>
          </table:table-cell>
          <table:table-cell table:formula="of:=SQRT((PI()*4*9.5*9.5*[.E35])^2+(PI()*4*9.5*2*[.D35]*0.1)^2)" office:value-type="float" office:value="2.26863700976426" calcext:value-type="float">
            <text:p>2.26863700976426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6]*[.C36]" office:value-type="float" office:value="0.0024" calcext:value-type="float">
            <text:p>0.0024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5.5" calcext:value-type="float">
            <text:p>5.5</text:p>
          </table:table-cell>
          <table:table-cell office:value-type="float" office:value="0.01" calcext:value-type="float">
            <text:p>0.01</text:p>
          </table:table-cell>
          <table:table-cell office:value-type="float" office:value="2.009" calcext:value-type="float">
            <text:p>2.00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6]/[.H36]" office:value-type="float" office:value="2.73768043802887" calcext:value-type="float">
            <text:p>2.73768043802887</text:p>
          </table:table-cell>
          <table:table-cell table:formula="of:=SQRT(([.G36]/[.H36])^2+([.I36]*[.F36]/[.H36]/[.H36])^2)" office:value-type="float" office:value="0.00516076378759205" calcext:value-type="float">
            <text:p>0.005160763787592</text:p>
          </table:table-cell>
          <table:table-cell table:formula="of:=[.K36]/0.2969" office:value-type="float" office:value="9.22088392734547" calcext:value-type="float">
            <text:p>9.22088392734547</text:p>
          </table:table-cell>
          <table:table-cell table:formula="of:=SQRT(([.L36]/0.2969)^2+(0.001541*[.K36]/0.2969/0.2969)^2)" office:value-type="float" office:value="0.0509179530406918" calcext:value-type="float">
            <text:p>0.050917953040692</text:p>
          </table:table-cell>
          <table:table-cell table:formula="of:=27.43+303.8*[.M36]-37.18*([.M36])^2+6.019*([.M36])^3-0.4931*([.M36])^4+0.01559*([.M36])^5" office:value-type="float" office:value="1860.93456731499" calcext:value-type="float">
            <text:p>1860.93456731499</text:p>
          </table:table-cell>
          <table:table-cell table:formula="of:=(303.8-37.18*2*[.M36]+6.019*3*[.M36]^2-0.4931*4*[.M36]^3+0.01559*5*[.M36]^4)*[.N36]" office:value-type="float" office:value="8.6853244619441" calcext:value-type="float">
            <text:p>8.6853244619441</text:p>
          </table:table-cell>
          <table:table-cell table:formula="of:=LN([.O36])" office:value-type="float" office:value="7.52883409606442" calcext:value-type="float">
            <text:p>7.52883409606442</text:p>
          </table:table-cell>
          <table:table-cell table:formula="of:=[.P36]/[.O36]" office:value-type="float" office:value="0.00466718422801698" calcext:value-type="float">
            <text:p>0.004667184228017</text:p>
          </table:table-cell>
          <table:table-cell table:formula="of:=LN([.D36])" office:value-type="float" office:value="-6.03228654162824" calcext:value-type="float">
            <text:p>-6.03228654162824</text:p>
          </table:table-cell>
          <table:table-cell table:formula="of:=[.E36]/[.D36]" office:value-type="float" office:value="0.833333333333333" calcext:value-type="float">
            <text:p>0.833333333333333</text:p>
          </table:table-cell>
          <table:table-cell/>
          <table:table-cell table:formula="of:=[.O36]^4" office:value-type="float" office:value="11992905520472.1" calcext:value-type="float">
            <text:p>11992905520472.1</text:p>
          </table:table-cell>
          <table:table-cell table:formula="of:=3*([.O36]^3)*[.P36]" office:value-type="float" office:value="167919298479.736" calcext:value-type="float">
            <text:p>167919298479.736</text:p>
          </table:table-cell>
          <table:table-cell table:formula="of:=PI()*4*5.5*5.5*[.D36]" office:value-type="float" office:value="0.912318506602476" calcext:value-type="float">
            <text:p>0.912318506602476</text:p>
          </table:table-cell>
          <table:table-cell table:formula="of:=SQRT((PI()*4*9.5*9.5*[.E36])^2+(PI()*4*9.5*2*[.D36]*0.1)^2)" office:value-type="float" office:value="2.26895360338519" calcext:value-type="float">
            <text:p>2.26895360338519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7]*[.C37]" office:value-type="float" office:value="0.0028" calcext:value-type="float">
            <text:p>0.0028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6.07" calcext:value-type="float">
            <text:p>6.07</text:p>
          </table:table-cell>
          <table:table-cell office:value-type="float" office:value="0.01" calcext:value-type="float">
            <text:p>0.01</text:p>
          </table:table-cell>
          <table:table-cell office:value-type="float" office:value="2.111" calcext:value-type="float">
            <text:p>2.11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7]/[.H37]" office:value-type="float" office:value="2.87541449549976" calcext:value-type="float">
            <text:p>2.87541449549976</text:p>
          </table:table-cell>
          <table:table-cell table:formula="of:=SQRT(([.G37]/[.H37])^2+([.I37]*[.F37]/[.H37]/[.H37])^2)" office:value-type="float" office:value="0.00492903430679207" calcext:value-type="float">
            <text:p>0.004929034306792</text:p>
          </table:table-cell>
          <table:table-cell table:formula="of:=[.K37]/0.2969" office:value-type="float" office:value="9.68479116032254" calcext:value-type="float">
            <text:p>9.68479116032254</text:p>
          </table:table-cell>
          <table:table-cell table:formula="of:=SQRT(([.L37]/0.2969)^2+(0.001541*[.K37]/0.2969/0.2969)^2)" office:value-type="float" office:value="0.0529375431751874" calcext:value-type="float">
            <text:p>0.052937543175187</text:p>
          </table:table-cell>
          <table:table-cell table:formula="of:=27.43+303.8*[.M37]-37.18*([.M37])^2+6.019*([.M37])^3-0.4931*([.M37])^4+0.01559*([.M37])^5" office:value-type="float" office:value="1940.18340808597" calcext:value-type="float">
            <text:p>1940.18340808597</text:p>
          </table:table-cell>
          <table:table-cell table:formula="of:=(303.8-37.18*2*[.M37]+6.019*3*[.M37]^2-0.4931*4*[.M37]^3+0.01559*5*[.M37]^4)*[.N37]" office:value-type="float" office:value="9.07161140947013" calcext:value-type="float">
            <text:p>9.07161140947013</text:p>
          </table:table-cell>
          <table:table-cell table:formula="of:=LN([.O37])" office:value-type="float" office:value="7.57053778783923" calcext:value-type="float">
            <text:p>7.57053778783923</text:p>
          </table:table-cell>
          <table:table-cell table:formula="of:=[.P37]/[.O37]" office:value-type="float" office:value="0.00467564631862277" calcext:value-type="float">
            <text:p>0.004675646318623</text:p>
          </table:table-cell>
          <table:table-cell table:formula="of:=LN([.D37])" office:value-type="float" office:value="-5.87813586180098" calcext:value-type="float">
            <text:p>-5.87813586180098</text:p>
          </table:table-cell>
          <table:table-cell table:formula="of:=[.E37]/[.D37]" office:value-type="float" office:value="0.714285714285714" calcext:value-type="float">
            <text:p>0.714285714285714</text:p>
          </table:table-cell>
          <table:table-cell/>
          <table:table-cell table:formula="of:=[.O37]^4" office:value-type="float" office:value="14170042251117" calcext:value-type="float">
            <text:p>14170042251117</text:p>
          </table:table-cell>
          <table:table-cell table:formula="of:=3*([.O37]^3)*[.P37]" office:value-type="float" office:value="198762317658.493" calcext:value-type="float">
            <text:p>198762317658.493</text:p>
          </table:table-cell>
          <table:table-cell table:formula="of:=PI()*4*5.5*5.5*[.D37]" office:value-type="float" office:value="1.06437159103622" calcext:value-type="float">
            <text:p>1.06437159103622</text:p>
          </table:table-cell>
          <table:table-cell table:formula="of:=SQRT((PI()*4*9.5*9.5*[.E37])^2+(PI()*4*9.5*2*[.D37]*0.1)^2)" office:value-type="float" office:value="2.2692148854798" calcext:value-type="float">
            <text:p>2.2692148854798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38]*[.C38]" office:value-type="float" office:value="0.004" calcext:value-type="float">
            <text:p>0.004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7.14" calcext:value-type="float">
            <text:p>7.14</text:p>
          </table:table-cell>
          <table:table-cell office:value-type="float" office:value="0.01" calcext:value-type="float">
            <text:p>0.01</text:p>
          </table:table-cell>
          <table:table-cell office:value-type="float" office:value="2.291" calcext:value-type="float">
            <text:p>2.29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8]/[.H38]" office:value-type="float" office:value="3.11654299432562" calcext:value-type="float">
            <text:p>3.11654299432562</text:p>
          </table:table-cell>
          <table:table-cell table:formula="of:=SQRT(([.G38]/[.H38])^2+([.I38]*[.F38]/[.H38]/[.H38])^2)" office:value-type="float" office:value="0.00457197282013674" calcext:value-type="float">
            <text:p>0.004571972820137</text:p>
          </table:table-cell>
          <table:table-cell table:formula="of:=[.K38]/0.2969" office:value-type="float" office:value="10.496945080248" calcext:value-type="float">
            <text:p>10.496945080248</text:p>
          </table:table-cell>
          <table:table-cell table:formula="of:=SQRT(([.L38]/0.2969)^2+(0.001541*[.K38]/0.2969/0.2969)^2)" office:value-type="float" office:value="0.0566166963409998" calcext:value-type="float">
            <text:p>0.056616696341</text:p>
          </table:table-cell>
          <table:table-cell table:formula="of:=27.43+303.8*[.M38]-37.18*([.M38])^2+6.019*([.M38])^3-0.4931*([.M38])^4+0.01559*([.M38])^5" office:value-type="float" office:value="2081.49782397346" calcext:value-type="float">
            <text:p>2081.49782397346</text:p>
          </table:table-cell>
          <table:table-cell table:formula="of:=(303.8-37.18*2*[.M38]+6.019*3*[.M38]^2-0.4931*4*[.M38]^3+0.01559*5*[.M38]^4)*[.N38]" office:value-type="float" office:value="10.0749929503375" calcext:value-type="float">
            <text:p>10.0749929503375</text:p>
          </table:table-cell>
          <table:table-cell table:formula="of:=LN([.O38])" office:value-type="float" office:value="7.64084302122178" calcext:value-type="float">
            <text:p>7.64084302122178</text:p>
          </table:table-cell>
          <table:table-cell table:formula="of:=[.P38]/[.O38]" office:value-type="float" office:value="0.00484026110154894" calcext:value-type="float">
            <text:p>0.004840261101549</text:p>
          </table:table-cell>
          <table:table-cell table:formula="of:=LN([.D38])" office:value-type="float" office:value="-5.52146091786225" calcext:value-type="float">
            <text:p>-5.52146091786225</text:p>
          </table:table-cell>
          <table:table-cell table:formula="of:=[.E38]/[.D38]" office:value-type="float" office:value="0.5" calcext:value-type="float">
            <text:p>0.5</text:p>
          </table:table-cell>
          <table:table-cell/>
          <table:table-cell table:formula="of:=[.O38]^4" office:value-type="float" office:value="18771710369542.1" calcext:value-type="float">
            <text:p>18771710369542.1</text:p>
          </table:table-cell>
          <table:table-cell table:formula="of:=3*([.O38]^3)*[.P38]" office:value-type="float" office:value="272579938533.712" calcext:value-type="float">
            <text:p>272579938533.712</text:p>
          </table:table-cell>
          <table:table-cell table:formula="of:=PI()*4*5.5*5.5*[.D38]" office:value-type="float" office:value="1.52053084433746" calcext:value-type="float">
            <text:p>1.52053084433746</text:p>
          </table:table-cell>
          <table:table-cell table:formula="of:=SQRT((PI()*4*9.5*9.5*[.E38])^2+(PI()*4*9.5*2*[.D38]*0.1)^2)" office:value-type="float" office:value="2.27023962484597" calcext:value-type="float">
            <text:p>2.27023962484597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39]*[.C39]" office:value-type="float" office:value="0.006" calcext:value-type="float">
            <text:p>0.006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9.45" calcext:value-type="float">
            <text:p>9.45</text:p>
          </table:table-cell>
          <table:table-cell office:value-type="float" office:value="0.01" calcext:value-type="float">
            <text:p>0.01</text:p>
          </table:table-cell>
          <table:table-cell office:value-type="float" office:value="2.653" calcext:value-type="float">
            <text:p>2.65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9]/[.H39]" office:value-type="float" office:value="3.56200527704485" calcext:value-type="float">
            <text:p>3.56200527704485</text:p>
          </table:table-cell>
          <table:table-cell table:formula="of:=SQRT(([.G39]/[.H39])^2+([.I39]*[.F39]/[.H39]/[.H39])^2)" office:value-type="float" office:value="0.00400130224134695" calcext:value-type="float">
            <text:p>0.004001302241347</text:p>
          </table:table-cell>
          <table:table-cell table:formula="of:=[.K39]/0.2969" office:value-type="float" office:value="11.9973232638762" calcext:value-type="float">
            <text:p>11.9973232638762</text:p>
          </table:table-cell>
          <table:table-cell table:formula="of:=SQRT(([.L39]/0.2969)^2+(0.001541*[.K39]/0.2969/0.2969)^2)" office:value-type="float" office:value="0.0637114106613019" calcext:value-type="float">
            <text:p>0.063711410661302</text:p>
          </table:table-cell>
          <table:table-cell table:formula="of:=27.43+303.8*[.M39]-37.18*([.M39])^2+6.019*([.M39])^3-0.4931*([.M39])^4+0.01559*([.M39])^5" office:value-type="float" office:value="2373.72322558702" calcext:value-type="float">
            <text:p>2373.72322558702</text:p>
          </table:table-cell>
          <table:table-cell table:formula="of:=(303.8-37.18*2*[.M39]+6.019*3*[.M39]^2-0.4931*4*[.M39]^3+0.01559*5*[.M39]^4)*[.N39]" office:value-type="float" office:value="13.9929191873915" calcext:value-type="float">
            <text:p>13.9929191873915</text:p>
          </table:table-cell>
          <table:table-cell table:formula="of:=LN([.O39])" office:value-type="float" office:value="7.77221498268933" calcext:value-type="float">
            <text:p>7.77221498268933</text:p>
          </table:table-cell>
          <table:table-cell table:formula="of:=[.P39]/[.O39]" office:value-type="float" office:value="0.00589492449522251" calcext:value-type="float">
            <text:p>0.005894924495223</text:p>
          </table:table-cell>
          <table:table-cell table:formula="of:=LN([.D39])" office:value-type="float" office:value="-5.11599580975408" calcext:value-type="float">
            <text:p>-5.11599580975408</text:p>
          </table:table-cell>
          <table:table-cell table:formula="of:=[.E39]/[.D39]" office:value-type="float" office:value="0.333333333333333" calcext:value-type="float">
            <text:p>0.333333333333333</text:p>
          </table:table-cell>
          <table:table-cell/>
          <table:table-cell table:formula="of:=[.O39]^4" office:value-type="float" office:value="31748288387446.5" calcext:value-type="float">
            <text:p>31748288387446.5</text:p>
          </table:table-cell>
          <table:table-cell table:formula="of:=3*([.O39]^3)*[.P39]" office:value-type="float" office:value="561461288689.641" calcext:value-type="float">
            <text:p>561461288689.641</text:p>
          </table:table-cell>
          <table:table-cell table:formula="of:=PI()*4*5.5*5.5*[.D39]" office:value-type="float" office:value="2.28079626650619" calcext:value-type="float">
            <text:p>2.28079626650619</text:p>
          </table:table-cell>
          <table:table-cell table:formula="of:=SQRT((PI()*4*9.5*9.5*[.E39])^2+(PI()*4*9.5*2*[.D39]*0.1)^2)" office:value-type="float" office:value="2.2727492869265" calcext:value-type="float">
            <text:p>2.2727492869265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11.0cm</text:p>
          </table:table-cell>
          <table:table-cell table:formula="of:=11-5.5-2" office:value-type="float" office:value="3.5" calcext:value-type="float">
            <text:p>3.5</text:p>
          </table:table-cell>
          <table:table-cell office:value-type="string" calcext:value-type="string">
            <text:p>+- 0.1</text:p>
          </table:table-cell>
          <table:table-cell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table:formula="of:=[.B46]*[.C46]" office:value-type="float" office:value="0.0002" calcext:value-type="float">
            <text:p>0.0002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073" calcext:value-type="float">
            <text:p>1.073</text:p>
          </table:table-cell>
          <table:table-cell office:value-type="float" office:value="0.001" calcext:value-type="float">
            <text:p>0.001</text:p>
          </table:table-cell>
          <table:table-cell office:value-type="float" office:value="1.031" calcext:value-type="float">
            <text:p>1.03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46]/[.H46]" office:value-type="float" office:value="1.04073714839961" calcext:value-type="float">
            <text:p>1.04073714839961</text:p>
          </table:table-cell>
          <table:table-cell table:formula="of:=SQRT(([.G46]/[.H46])^2+([.I46]*[.F46]/[.H46]/[.H46])^2)" office:value-type="float" office:value="0.00139990936481308" calcext:value-type="float">
            <text:p>0.001399909364813</text:p>
          </table:table-cell>
          <table:table-cell table:formula="of:=[.K46]/0.2969" office:value-type="float" office:value="3.50534573391584" calcext:value-type="float">
            <text:p>3.50534573391584</text:p>
          </table:table-cell>
          <table:table-cell table:formula="of:=SQRT(([.L46]/0.2969)^2+(0.001541*[.K46]/0.2969/0.2969)^2)" office:value-type="float" office:value="0.0187948457821564" calcext:value-type="float">
            <text:p>0.018794845782157</text:p>
          </table:table-cell>
          <table:table-cell table:formula="of:=27.43+303.8*[.M46]-37.18*([.M46])^2+6.019*([.M46])^3-0.4931*([.M46])^4+0.01559*([.M46])^5" office:value-type="float" office:value="828.557546051834" calcext:value-type="float">
            <text:p>828.557546051834</text:p>
          </table:table-cell>
          <table:table-cell table:formula="of:=(303.8-37.18*2*[.M46]+6.019*3*[.M46]^2-0.4931*4*[.M46]^3+0.01559*5*[.M46]^4)*[.N46]" office:value-type="float" office:value="3.60543821624644" calcext:value-type="float">
            <text:p>3.60543821624644</text:p>
          </table:table-cell>
          <table:table-cell table:formula="of:=LN([.O46])" office:value-type="float" office:value="6.71968629257381" calcext:value-type="float">
            <text:p>6.71968629257381</text:p>
          </table:table-cell>
          <table:table-cell table:formula="of:=[.P46]/[.O46]" office:value-type="float" office:value="0.00435146385839673" calcext:value-type="float">
            <text:p>0.004351463858397</text:p>
          </table:table-cell>
          <table:table-cell table:formula="of:=LN([.D46])" office:value-type="float" office:value="-8.51719319141624" calcext:value-type="float">
            <text:p>-8.51719319141624</text:p>
          </table:table-cell>
          <table:table-cell table:formula="of:=[.E46]/[.D46]" office:value-type="float" office:value="0.25" calcext:value-type="float">
            <text:p>0.25</text:p>
          </table:table-cell>
          <table:table-cell/>
          <table:table-cell table:formula="of:=[.O46]^4" office:value-type="float" office:value="471292694632.855" calcext:value-type="float">
            <text:p>471292694632.855</text:p>
          </table:table-cell>
          <table:table-cell table:formula="of:=3*([.O46]^3)*[.P46]" office:value-type="float" office:value="6152439382.26383" calcext:value-type="float">
            <text:p>6152439382.26383</text:p>
          </table:table-cell>
          <table:table-cell table:formula="of:=PI()*4*3.5*37.5*[.D46]" office:value-type="float" office:value="0.329867228626928" calcext:value-type="float">
            <text:p>0.329867228626928</text:p>
          </table:table-cell>
          <table:table-cell table:formula="of:=SQRT((PI()*4*9.5*9.5*[.E46])^2+(PI()*4*9.5*2*[.D46]*0.1)^2)" office:value-type="float" office:value="0.0569064541321474" calcext:value-type="float">
            <text:p>0.056906454132147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 table:formula="of:=[.B47]*[.C47]" office:value-type="float" office:value="0.0003" calcext:value-type="float">
            <text:p>0.0003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11" calcext:value-type="float">
            <text:p>1.11</text:p>
          </table:table-cell>
          <table:table-cell office:value-type="float" office:value="0.001" calcext:value-type="float">
            <text:p>0.001</text:p>
          </table:table-cell>
          <table:table-cell office:value-type="float" office:value="1.039" calcext:value-type="float">
            <text:p>1.03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47]/[.H47]" office:value-type="float" office:value="1.06833493743985" calcext:value-type="float">
            <text:p>1.06833493743985</text:p>
          </table:table-cell>
          <table:table-cell table:formula="of:=SQRT(([.G47]/[.H47])^2+([.I47]*[.F47]/[.H47]/[.H47])^2)" office:value-type="float" office:value="0.00140840390477403" calcext:value-type="float">
            <text:p>0.001408403904774</text:p>
          </table:table-cell>
          <table:table-cell table:formula="of:=[.K47]/0.2969" office:value-type="float" office:value="3.5982988798917" calcext:value-type="float">
            <text:p>3.5982988798917</text:p>
          </table:table-cell>
          <table:table-cell table:formula="of:=SQRT(([.L47]/0.2969)^2+(0.001541*[.K47]/0.2969/0.2969)^2)" office:value-type="float" office:value="0.0192692754753866" calcext:value-type="float">
            <text:p>0.019269275475387</text:p>
          </table:table-cell>
          <table:table-cell table:formula="of:=27.43+303.8*[.M47]-37.18*([.M47])^2+6.019*([.M47])^3-0.4931*([.M47])^4+0.01559*([.M47])^5" office:value-type="float" office:value="846.359227574958" calcext:value-type="float">
            <text:p>846.359227574958</text:p>
          </table:table-cell>
          <table:table-cell table:formula="of:=(303.8-37.18*2*[.M47]+6.019*3*[.M47]^2-0.4931*4*[.M47]^3+0.01559*5*[.M47]^4)*[.N47]" office:value-type="float" office:value="3.68432553815613" calcext:value-type="float">
            <text:p>3.68432553815613</text:p>
          </table:table-cell>
          <table:table-cell table:formula="of:=LN([.O47])" office:value-type="float" office:value="6.74094388836407" calcext:value-type="float">
            <text:p>6.74094388836407</text:p>
          </table:table-cell>
          <table:table-cell table:formula="of:=[.P47]/[.O47]" office:value-type="float" office:value="0.00435314629783465" calcext:value-type="float">
            <text:p>0.004353146297835</text:p>
          </table:table-cell>
          <table:table-cell table:formula="of:=LN([.D47])" office:value-type="float" office:value="-8.11172808330807" calcext:value-type="float">
            <text:p>-8.11172808330807</text:p>
          </table:table-cell>
          <table:table-cell table:formula="of:=[.E47]/[.D47]" office:value-type="float" office:value="0.166666666666667" calcext:value-type="float">
            <text:p>0.166666666666667</text:p>
          </table:table-cell>
          <table:table-cell/>
          <table:table-cell table:formula="of:=[.O47]^4" office:value-type="float" office:value="513119990027.517" calcext:value-type="float">
            <text:p>513119990027.517</text:p>
          </table:table-cell>
          <table:table-cell table:formula="of:=3*([.O47]^3)*[.P47]" office:value-type="float" office:value="6701059154.79972" calcext:value-type="float">
            <text:p>6701059154.79972</text:p>
          </table:table-cell>
          <table:table-cell table:formula="of:=PI()*4*3.5*37.5*[.D47]" office:value-type="float" office:value="0.494800842940392" calcext:value-type="float">
            <text:p>0.494800842940392</text:p>
          </table:table-cell>
          <table:table-cell table:formula="of:=SQRT((PI()*4*9.5*9.5*[.E47])^2+(PI()*4*9.5*2*[.D47]*0.1)^2)" office:value-type="float" office:value="0.0571563464490562" calcext:value-type="float">
            <text:p>0.057156346449056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001" calcext:value-type="float">
            <text:p>0.001</text:p>
          </table:table-cell>
          <table:table-cell table:formula="of:=[.B48]*[.C48]" office:value-type="float" office:value="0.00045" calcext:value-type="float">
            <text:p>0.00045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52" calcext:value-type="float">
            <text:p>1.52</text:p>
          </table:table-cell>
          <table:table-cell office:value-type="float" office:value="0.001" calcext:value-type="float">
            <text:p>0.001</text:p>
          </table:table-cell>
          <table:table-cell office:value-type="float" office:value="1.149" calcext:value-type="float">
            <text:p>1.14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48]/[.H48]" office:value-type="float" office:value="1.32288946910357" calcext:value-type="float">
            <text:p>1.32288946910357</text:p>
          </table:table-cell>
          <table:table-cell table:formula="of:=SQRT(([.G48]/[.H48])^2+([.I48]*[.F48]/[.H48]/[.H48])^2)" office:value-type="float" office:value="0.00144327538260787" calcext:value-type="float">
            <text:p>0.001443275382608</text:p>
          </table:table-cell>
          <table:table-cell table:formula="of:=[.K48]/0.2969" office:value-type="float" office:value="4.45567352342057" calcext:value-type="float">
            <text:p>4.45567352342057</text:p>
          </table:table-cell>
          <table:table-cell table:formula="of:=SQRT(([.L48]/0.2969)^2+(0.001541*[.K48]/0.2969/0.2969)^2)" office:value-type="float" office:value="0.0236316664987986" calcext:value-type="float">
            <text:p>0.023631666498799</text:p>
          </table:table-cell>
          <table:table-cell table:formula="of:=27.43+303.8*[.M48]-37.18*([.M48])^2+6.019*([.M48])^3-0.4931*([.M48])^4+0.01559*([.M48])^5" office:value-type="float" office:value="1008.38739051957" calcext:value-type="float">
            <text:p>1008.38739051957</text:p>
          </table:table-cell>
          <table:table-cell table:formula="of:=(303.8-37.18*2*[.M48]+6.019*3*[.M48]^2-0.4931*4*[.M48]^3+0.01559*5*[.M48]^4)*[.N48]" office:value-type="float" office:value="4.42408158529236" calcext:value-type="float">
            <text:p>4.42408158529236</text:p>
          </table:table-cell>
          <table:table-cell table:formula="of:=LN([.O48])" office:value-type="float" office:value="6.91610769079247" calcext:value-type="float">
            <text:p>6.91610769079247</text:p>
          </table:table-cell>
          <table:table-cell table:formula="of:=[.P48]/[.O48]" office:value-type="float" office:value="0.00438728372338419" calcext:value-type="float">
            <text:p>0.004387283723384</text:p>
          </table:table-cell>
          <table:table-cell table:formula="of:=LN([.D48])" office:value-type="float" office:value="-7.70626297519991" calcext:value-type="float">
            <text:p>-7.70626297519991</text:p>
          </table:table-cell>
          <table:table-cell table:formula="of:=[.E48]/[.D48]" office:value-type="float" office:value="0.111111111111111" calcext:value-type="float">
            <text:p>0.111111111111111</text:p>
          </table:table-cell>
          <table:table-cell/>
          <table:table-cell table:formula="of:=[.O48]^4" office:value-type="float" office:value="1033974017100.85" calcext:value-type="float">
            <text:p>1033974017100.85</text:p>
          </table:table-cell>
          <table:table-cell table:formula="of:=3*([.O48]^3)*[.P48]" office:value-type="float" office:value="13609012126.8861" calcext:value-type="float">
            <text:p>13609012126.8861</text:p>
          </table:table-cell>
          <table:table-cell table:formula="of:=PI()*4*3.5*37.5*[.D48]" office:value-type="float" office:value="0.742201264410589" calcext:value-type="float">
            <text:p>0.742201264410589</text:p>
          </table:table-cell>
          <table:table-cell table:formula="of:=SQRT((PI()*4*9.5*9.5*[.E48])^2+(PI()*4*9.5*2*[.D48]*0.1)^2)" office:value-type="float" office:value="0.057714648303553" calcext:value-type="float">
            <text:p>0.057714648303553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table:formula="of:=[.B49]*[.C49]" office:value-type="float" office:value="0.0007" calcext:value-type="float">
            <text:p>0.0007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738" calcext:value-type="float">
            <text:p>1.738</text:p>
          </table:table-cell>
          <table:table-cell office:value-type="float" office:value="0.001" calcext:value-type="float">
            <text:p>0.001</text:p>
          </table:table-cell>
          <table:table-cell office:value-type="float" office:value="1.201" calcext:value-type="float">
            <text:p>1.20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49]/[.H49]" office:value-type="float" office:value="1.44712739383847" calcext:value-type="float">
            <text:p>1.44712739383847</text:p>
          </table:table-cell>
          <table:table-cell table:formula="of:=SQRT(([.G49]/[.H49])^2+([.I49]*[.F49]/[.H49]/[.H49])^2)" office:value-type="float" office:value="0.00146463570798313" calcext:value-type="float">
            <text:p>0.001464635707983</text:p>
          </table:table-cell>
          <table:table-cell table:formula="of:=[.K49]/0.2969" office:value-type="float" office:value="4.87412392670417" calcext:value-type="float">
            <text:p>4.87412392670417</text:p>
          </table:table-cell>
          <table:table-cell table:formula="of:=SQRT(([.L49]/0.2969)^2+(0.001541*[.K49]/0.2969/0.2969)^2)" office:value-type="float" office:value="0.0257746490766799" calcext:value-type="float">
            <text:p>0.02577464907668</text:p>
          </table:table-cell>
          <table:table-cell table:formula="of:=27.43+303.8*[.M49]-37.18*([.M49])^2+6.019*([.M49])^3-0.4931*([.M49])^4+0.01559*([.M49])^5" office:value-type="float" office:value="1086.45255541463" calcext:value-type="float">
            <text:p>1086.45255541463</text:p>
          </table:table-cell>
          <table:table-cell table:formula="of:=(303.8-37.18*2*[.M49]+6.019*3*[.M49]^2-0.4931*4*[.M49]^3+0.01559*5*[.M49]^4)*[.N49]" office:value-type="float" office:value="4.79260821541171" calcext:value-type="float">
            <text:p>4.79260821541171</text:p>
          </table:table-cell>
          <table:table-cell table:formula="of:=LN([.O49])" office:value-type="float" office:value="6.99067313138421" calcext:value-type="float">
            <text:p>6.99067313138421</text:p>
          </table:table-cell>
          <table:table-cell table:formula="of:=[.P49]/[.O49]" office:value-type="float" office:value="0.00441124482751358" calcext:value-type="float">
            <text:p>0.004411244827514</text:p>
          </table:table-cell>
          <table:table-cell table:formula="of:=LN([.D49])" office:value-type="float" office:value="-7.26443022292087" calcext:value-type="float">
            <text:p>-7.26443022292087</text:p>
          </table:table-cell>
          <table:table-cell table:formula="of:=[.E49]/[.D49]" office:value-type="float" office:value="0.0714285714285714" calcext:value-type="float">
            <text:p>0.071428571428572</text:p>
          </table:table-cell>
          <table:table-cell/>
          <table:table-cell table:formula="of:=[.O49]^4" office:value-type="float" office:value="1393294949952.72" calcext:value-type="float">
            <text:p>1393294949952.72</text:p>
          </table:table-cell>
          <table:table-cell table:formula="of:=3*([.O49]^3)*[.P49]" office:value-type="float" office:value="18438495423.5392" calcext:value-type="float">
            <text:p>18438495423.5392</text:p>
          </table:table-cell>
          <table:table-cell table:formula="of:=PI()*4*3.5*37.5*[.D49]" office:value-type="float" office:value="1.15453530019425" calcext:value-type="float">
            <text:p>1.15453530019425</text:p>
          </table:table-cell>
          <table:table-cell table:formula="of:=SQRT((PI()*4*9.5*9.5*[.E49])^2+(PI()*4*9.5*2*[.D49]*0.1)^2)" office:value-type="float" office:value="0.0591174701715771" calcext:value-type="float">
            <text:p>0.059117470171577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table:formula="of:=[.B50]*[.C50]" office:value-type="float" office:value="0.0008" calcext:value-type="float">
            <text:p>0.0008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85" calcext:value-type="float">
            <text:p>1.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3" calcext:value-type="float">
            <text:p>1.2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0]/[.H50]" office:value-type="float" office:value="1.50406504065041" calcext:value-type="float">
            <text:p>1.50406504065041</text:p>
          </table:table-cell>
          <table:table-cell table:formula="of:=SQRT(([.G50]/[.H50])^2+([.I50]*[.F50]/[.H50]/[.H50])^2)" office:value-type="float" office:value="0.00146842224678127" calcext:value-type="float">
            <text:p>0.001468422246781</text:p>
          </table:table-cell>
          <table:table-cell table:formula="of:=[.K50]/0.2969" office:value-type="float" office:value="5.06589774553859" calcext:value-type="float">
            <text:p>5.06589774553859</text:p>
          </table:table-cell>
          <table:table-cell table:formula="of:=SQRT(([.L50]/0.2969)^2+(0.001541*[.K50]/0.2969/0.2969)^2)" office:value-type="float" office:value="0.0267546448248022" calcext:value-type="float">
            <text:p>0.026754644824802</text:p>
          </table:table-cell>
          <table:table-cell table:formula="of:=27.43+303.8*[.M50]-37.18*([.M50])^2+6.019*([.M50])^3-0.4931*([.M50])^4+0.01559*([.M50])^5" office:value-type="float" office:value="1122.06051327842" calcext:value-type="float">
            <text:p>1122.06051327842</text:p>
          </table:table-cell>
          <table:table-cell table:formula="of:=(303.8-37.18*2*[.M50]+6.019*3*[.M50]^2-0.4931*4*[.M50]^3+0.01559*5*[.M50]^4)*[.N50]" office:value-type="float" office:value="4.960671103764" calcext:value-type="float">
            <text:p>4.960671103764</text:p>
          </table:table-cell>
          <table:table-cell table:formula="of:=LN([.O50])" office:value-type="float" office:value="7.02292201803151" calcext:value-type="float">
            <text:p>7.02292201803151</text:p>
          </table:table-cell>
          <table:table-cell table:formula="of:=[.P50]/[.O50]" office:value-type="float" office:value="0.0044210370519768" calcext:value-type="float">
            <text:p>0.004421037051977</text:p>
          </table:table-cell>
          <table:table-cell table:formula="of:=LN([.D50])" office:value-type="float" office:value="-7.13089883029635" calcext:value-type="float">
            <text:p>-7.13089883029635</text:p>
          </table:table-cell>
          <table:table-cell table:formula="of:=[.E50]/[.D50]" office:value-type="float" office:value="0.0625" calcext:value-type="float">
            <text:p>0.0625</text:p>
          </table:table-cell>
          <table:table-cell/>
          <table:table-cell table:formula="of:=[.O50]^4" office:value-type="float" office:value="1585130845356.69" calcext:value-type="float">
            <text:p>1585130845356.69</text:p>
          </table:table-cell>
          <table:table-cell table:formula="of:=3*([.O50]^3)*[.P50]" office:value-type="float" office:value="21023766598.6597" calcext:value-type="float">
            <text:p>21023766598.6597</text:p>
          </table:table-cell>
          <table:table-cell table:formula="of:=PI()*4*3.5*37.5*[.D50]" office:value-type="float" office:value="1.31946891450771" calcext:value-type="float">
            <text:p>1.31946891450771</text:p>
          </table:table-cell>
          <table:table-cell table:formula="of:=SQRT((PI()*4*9.5*9.5*[.E50])^2+(PI()*4*9.5*2*[.D50]*0.1)^2)" office:value-type="float" office:value="0.0598363228484033" calcext:value-type="float">
            <text:p>0.059836322848403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01" calcext:value-type="float">
            <text:p>0.001</text:p>
          </table:table-cell>
          <table:table-cell table:formula="of:=[.B51]*[.C51]" office:value-type="float" office:value="0.0009" calcext:value-type="float">
            <text:p>0.0009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991" calcext:value-type="float">
            <text:p>1.991</text:p>
          </table:table-cell>
          <table:table-cell office:value-type="float" office:value="0.001" calcext:value-type="float">
            <text:p>0.001</text:p>
          </table:table-cell>
          <table:table-cell office:value-type="float" office:value="1.262" calcext:value-type="float">
            <text:p>1.26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1]/[.H51]" office:value-type="float" office:value="1.57765451664025" calcext:value-type="float">
            <text:p>1.57765451664025</text:p>
          </table:table-cell>
          <table:table-cell table:formula="of:=SQRT(([.G51]/[.H51])^2+([.I51]*[.F51]/[.H51]/[.H51])^2)" office:value-type="float" office:value="0.0014800989220005" calcext:value-type="float">
            <text:p>0.001480098922001</text:p>
          </table:table-cell>
          <table:table-cell table:formula="of:=[.K51]/0.2969" office:value-type="float" office:value="5.31375721333868" calcext:value-type="float">
            <text:p>5.31375721333868</text:p>
          </table:table-cell>
          <table:table-cell table:formula="of:=SQRT(([.L51]/0.2969)^2+(0.001541*[.K51]/0.2969/0.2969)^2)" office:value-type="float" office:value="0.0280269154361565" calcext:value-type="float">
            <text:p>0.028026915436157</text:p>
          </table:table-cell>
          <table:table-cell table:formula="of:=27.43+303.8*[.M51]-37.18*([.M51])^2+6.019*([.M51])^3-0.4931*([.M51])^4+0.01559*([.M51])^5" office:value-type="float" office:value="1167.93324317445" calcext:value-type="float">
            <text:p>1167.93324317445</text:p>
          </table:table-cell>
          <table:table-cell table:formula="of:=(303.8-37.18*2*[.M51]+6.019*3*[.M51]^2-0.4931*4*[.M51]^3+0.01559*5*[.M51]^4)*[.N51]" office:value-type="float" office:value="5.17759618486024" calcext:value-type="float">
            <text:p>5.17759618486024</text:p>
          </table:table-cell>
          <table:table-cell table:formula="of:=LN([.O51])" office:value-type="float" office:value="7.06299100693838" calcext:value-type="float">
            <text:p>7.06299100693838</text:p>
          </table:table-cell>
          <table:table-cell table:formula="of:=[.P51]/[.O51]" office:value-type="float" office:value="0.00443312682049145" calcext:value-type="float">
            <text:p>0.004433126820491</text:p>
          </table:table-cell>
          <table:table-cell table:formula="of:=LN([.D51])" office:value-type="float" office:value="-7.01311579463996" calcext:value-type="float">
            <text:p>-7.01311579463996</text:p>
          </table:table-cell>
          <table:table-cell table:formula="of:=[.E51]/[.D51]" office:value-type="float" office:value="0.0555555555555556" calcext:value-type="float">
            <text:p>0.055555555555556</text:p>
          </table:table-cell>
          <table:table-cell/>
          <table:table-cell table:formula="of:=[.O51]^4" office:value-type="float" office:value="1860681673708.96" calcext:value-type="float">
            <text:p>1860681673708.96</text:p>
          </table:table-cell>
          <table:table-cell table:formula="of:=3*([.O51]^3)*[.P51]" office:value-type="float" office:value="24745913496.3484" calcext:value-type="float">
            <text:p>24745913496.3484</text:p>
          </table:table-cell>
          <table:table-cell table:formula="of:=PI()*4*3.5*37.5*[.D51]" office:value-type="float" office:value="1.48440252882118" calcext:value-type="float">
            <text:p>1.48440252882118</text:p>
          </table:table-cell>
          <table:table-cell table:formula="of:=SQRT((PI()*4*9.5*9.5*[.E51])^2+(PI()*4*9.5*2*[.D51]*0.1)^2)" office:value-type="float" office:value="0.0606407218917579" calcext:value-type="float">
            <text:p>0.060640721891758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0.01" calcext:value-type="float">
            <text:p>0.01</text:p>
          </table:table-cell>
          <table:table-cell table:formula="of:=[.B52]*[.C52]" office:value-type="float" office:value="0.014" calcext:value-type="float">
            <text:p>0.014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2.589" calcext:value-type="float">
            <text:p>2.589</text:p>
          </table:table-cell>
          <table:table-cell office:value-type="float" office:value="0.001" calcext:value-type="float">
            <text:p>0.001</text:p>
          </table:table-cell>
          <table:table-cell office:value-type="float" office:value="1.409" calcext:value-type="float">
            <text:p>1.40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2]/[.H52]" office:value-type="float" office:value="1.8374733853797" calcext:value-type="float">
            <text:p>1.8374733853797</text:p>
          </table:table-cell>
          <table:table-cell table:formula="of:=SQRT(([.G52]/[.H52])^2+([.I52]*[.F52]/[.H52]/[.H52])^2)" office:value-type="float" office:value="0.00148471456381138" calcext:value-type="float">
            <text:p>0.001484714563811</text:p>
          </table:table-cell>
          <table:table-cell table:formula="of:=[.K52]/0.2969" office:value-type="float" office:value="6.18886286756383" calcext:value-type="float">
            <text:p>6.18886286756383</text:p>
          </table:table-cell>
          <table:table-cell table:formula="of:=SQRT(([.L52]/0.2969)^2+(0.001541*[.K52]/0.2969/0.2969)^2)" office:value-type="float" office:value="0.0325089764103789" calcext:value-type="float">
            <text:p>0.032508976410379</text:p>
          </table:table-cell>
          <table:table-cell table:formula="of:=27.43+303.8*[.M52]-37.18*([.M52])^2+6.019*([.M52])^3-0.4931*([.M52])^4+0.01559*([.M52])^5" office:value-type="float" office:value="1328.46402651215" calcext:value-type="float">
            <text:p>1328.46402651215</text:p>
          </table:table-cell>
          <table:table-cell table:formula="of:=(303.8-37.18*2*[.M52]+6.019*3*[.M52]^2-0.4931*4*[.M52]^3+0.01559*5*[.M52]^4)*[.N52]" office:value-type="float" office:value="5.91736455743059" calcext:value-type="float">
            <text:p>5.91736455743059</text:p>
          </table:table-cell>
          <table:table-cell table:formula="of:=LN([.O52])" office:value-type="float" office:value="7.19177868655861" calcext:value-type="float">
            <text:p>7.19177868655861</text:p>
          </table:table-cell>
          <table:table-cell table:formula="of:=[.P52]/[.O52]" office:value-type="float" office:value="0.00445429039803695" calcext:value-type="float">
            <text:p>0.004454290398037</text:p>
          </table:table-cell>
          <table:table-cell table:formula="of:=LN([.D52])" office:value-type="float" office:value="-4.26869794936688" calcext:value-type="float">
            <text:p>-4.26869794936688</text:p>
          </table:table-cell>
          <table:table-cell table:formula="of:=[.E52]/[.D52]" office:value-type="float" office:value="0.142857142857143" calcext:value-type="float">
            <text:p>0.142857142857143</text:p>
          </table:table-cell>
          <table:table-cell/>
          <table:table-cell table:formula="of:=[.O52]^4" office:value-type="float" office:value="3114577877781.18" calcext:value-type="float">
            <text:p>3114577877781.18</text:p>
          </table:table-cell>
          <table:table-cell table:formula="of:=3*([.O52]^3)*[.P52]" office:value-type="float" office:value="41619703004.817" calcext:value-type="float">
            <text:p>41619703004.817</text:p>
          </table:table-cell>
          <table:table-cell table:formula="of:=PI()*4*3.5*37.5*[.D52]" office:value-type="float" office:value="23.090706003885" calcext:value-type="float">
            <text:p>23.090706003885</text:p>
          </table:table-cell>
          <table:table-cell table:formula="of:=SQRT((PI()*4*9.5*9.5*[.E52])^2+(PI()*4*9.5*2*[.D52]*0.1)^2)" office:value-type="float" office:value="2.29272768929457" calcext:value-type="float">
            <text:p>2.29272768929457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01" calcext:value-type="float">
            <text:p>0.01</text:p>
          </table:table-cell>
          <table:table-cell table:formula="of:=[.B53]*[.C53]" office:value-type="float" office:value="0.018" calcext:value-type="float">
            <text:p>0.018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2.925" calcext:value-type="float">
            <text:p>2.9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84" calcext:value-type="float">
            <text:p>1.48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3]/[.H53]" office:value-type="float" office:value="1.97102425876011" calcext:value-type="float">
            <text:p>1.97102425876011</text:p>
          </table:table-cell>
          <table:table-cell table:formula="of:=SQRT(([.G53]/[.H53])^2+([.I53]*[.F53]/[.H53]/[.H53])^2)" office:value-type="float" office:value="0.00148934587222928" calcext:value-type="float">
            <text:p>0.001489345872229</text:p>
          </table:table-cell>
          <table:table-cell table:formula="of:=[.K53]/0.2969" office:value-type="float" office:value="6.63868056167096" calcext:value-type="float">
            <text:p>6.63868056167096</text:p>
          </table:table-cell>
          <table:table-cell table:formula="of:=SQRT(([.L53]/0.2969)^2+(0.001541*[.K53]/0.2969/0.2969)^2)" office:value-type="float" office:value="0.0348199736056681" calcext:value-type="float">
            <text:p>0.034819973605668</text:p>
          </table:table-cell>
          <table:table-cell table:formula="of:=27.43+303.8*[.M53]-37.18*([.M53])^2+6.019*([.M53])^3-0.4931*([.M53])^4+0.01559*([.M53])^5" office:value-type="float" office:value="1409.95838504962" calcext:value-type="float">
            <text:p>1409.95838504962</text:p>
          </table:table-cell>
          <table:table-cell table:formula="of:=(303.8-37.18*2*[.M53]+6.019*3*[.M53]^2-0.4931*4*[.M53]^3+0.01559*5*[.M53]^4)*[.N53]" office:value-type="float" office:value="6.27726131966793" calcext:value-type="float">
            <text:p>6.27726131966793</text:p>
          </table:table-cell>
          <table:table-cell table:formula="of:=LN([.O53])" office:value-type="float" office:value="7.25131546878746" calcext:value-type="float">
            <text:p>7.25131546878746</text:p>
          </table:table-cell>
          <table:table-cell table:formula="of:=[.P53]/[.O53]" office:value-type="float" office:value="0.00445208978238533" calcext:value-type="float">
            <text:p>0.004452089782385</text:p>
          </table:table-cell>
          <table:table-cell table:formula="of:=LN([.D53])" office:value-type="float" office:value="-4.01738352108597" calcext:value-type="float">
            <text:p>-4.01738352108597</text:p>
          </table:table-cell>
          <table:table-cell table:formula="of:=[.E53]/[.D53]" office:value-type="float" office:value="0.111111111111111" calcext:value-type="float">
            <text:p>0.111111111111111</text:p>
          </table:table-cell>
          <table:table-cell/>
          <table:table-cell table:formula="of:=[.O53]^4" office:value-type="float" office:value="3952075007046.32" calcext:value-type="float">
            <text:p>3952075007046.32</text:p>
          </table:table-cell>
          <table:table-cell table:formula="of:=3*([.O53]^3)*[.P53]" office:value-type="float" office:value="52784978274.274" calcext:value-type="float">
            <text:p>52784978274.274</text:p>
          </table:table-cell>
          <table:table-cell table:formula="of:=PI()*4*3.5*37.5*[.D53]" office:value-type="float" office:value="29.6880505764235" calcext:value-type="float">
            <text:p>29.6880505764235</text:p>
          </table:table-cell>
          <table:table-cell table:formula="of:=SQRT((PI()*4*9.5*9.5*[.E53])^2+(PI()*4*9.5*2*[.D53]*0.1)^2)" office:value-type="float" office:value="2.30858593214212" calcext:value-type="float">
            <text:p>2.30858593214212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0.01" calcext:value-type="float">
            <text:p>0.01</text:p>
          </table:table-cell>
          <table:table-cell table:formula="of:=[.B54]*[.C54]" office:value-type="float" office:value="0.022" calcext:value-type="float">
            <text:p>0.022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3.314" calcext:value-type="float">
            <text:p>3.314</text:p>
          </table:table-cell>
          <table:table-cell office:value-type="float" office:value="0.001" calcext:value-type="float">
            <text:p>0.001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4]/[.H54]" office:value-type="float" office:value="2.10948440483768" calcext:value-type="float">
            <text:p>2.10948440483768</text:p>
          </table:table-cell>
          <table:table-cell table:formula="of:=SQRT(([.G54]/[.H54])^2+([.I54]*[.F54]/[.H54]/[.H54])^2)" office:value-type="float" office:value="0.00148600084392646" calcext:value-type="float">
            <text:p>0.001486000843926</text:p>
          </table:table-cell>
          <table:table-cell table:formula="of:=[.K54]/0.2969" office:value-type="float" office:value="7.10503336085444" calcext:value-type="float">
            <text:p>7.10503336085444</text:p>
          </table:table-cell>
          <table:table-cell table:formula="of:=SQRT(([.L54]/0.2969)^2+(0.001541*[.K54]/0.2969/0.2969)^2)" office:value-type="float" office:value="0.0372153511769014" calcext:value-type="float">
            <text:p>0.037215351176901</text:p>
          </table:table-cell>
          <table:table-cell table:formula="of:=27.43+303.8*[.M54]-37.18*([.M54])^2+6.019*([.M54])^3-0.4931*([.M54])^4+0.01559*([.M54])^5" office:value-type="float" office:value="1493.55895091745" calcext:value-type="float">
            <text:p>1493.55895091745</text:p>
          </table:table-cell>
          <table:table-cell table:formula="of:=(303.8-37.18*2*[.M54]+6.019*3*[.M54]^2-0.4931*4*[.M54]^3+0.01559*5*[.M54]^4)*[.N54]" office:value-type="float" office:value="6.632311578831" calcext:value-type="float">
            <text:p>6.632311578831</text:p>
          </table:table-cell>
          <table:table-cell table:formula="of:=LN([.O54])" office:value-type="float" office:value="7.30891710853265" calcext:value-type="float">
            <text:p>7.30891710853265</text:p>
          </table:table-cell>
          <table:table-cell table:formula="of:=[.P54]/[.O54]" office:value-type="float" office:value="0.00444060917364993" calcext:value-type="float">
            <text:p>0.00444060917365</text:p>
          </table:table-cell>
          <table:table-cell table:formula="of:=LN([.D54])" office:value-type="float" office:value="-3.81671282562382" calcext:value-type="float">
            <text:p>-3.81671282562382</text:p>
          </table:table-cell>
          <table:table-cell table:formula="of:=[.E54]/[.D54]" office:value-type="float" office:value="0.0909090909090909" calcext:value-type="float">
            <text:p>0.090909090909091</text:p>
          </table:table-cell>
          <table:table-cell/>
          <table:table-cell table:formula="of:=[.O54]^4" office:value-type="float" office:value="4976104311812.89" calcext:value-type="float">
            <text:p>4976104311812.89</text:p>
          </table:table-cell>
          <table:table-cell table:formula="of:=3*([.O54]^3)*[.P54]" office:value-type="float" office:value="66290803368.2258" calcext:value-type="float">
            <text:p>66290803368.2258</text:p>
          </table:table-cell>
          <table:table-cell table:formula="of:=PI()*4*3.5*37.5*[.D54]" office:value-type="float" office:value="36.2853951489621" calcext:value-type="float">
            <text:p>36.2853951489621</text:p>
          </table:table-cell>
          <table:table-cell table:formula="of:=SQRT((PI()*4*9.5*9.5*[.E54])^2+(PI()*4*9.5*2*[.D54]*0.1)^2)" office:value-type="float" office:value="2.32825684625164" calcext:value-type="float">
            <text:p>2.32825684625164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0.01" calcext:value-type="float">
            <text:p>0.01</text:p>
          </table:table-cell>
          <table:table-cell table:formula="of:=[.B55]*[.C55]" office:value-type="float" office:value="0.028" calcext:value-type="float">
            <text:p>0.028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3.874" calcext:value-type="float">
            <text:p>3.874</text:p>
          </table:table-cell>
          <table:table-cell office:value-type="float" office:value="0.001" calcext:value-type="float">
            <text:p>0.001</text:p>
          </table:table-cell>
          <table:table-cell office:value-type="float" office:value="1.689" calcext:value-type="float">
            <text:p>1.68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5]/[.H55]" office:value-type="float" office:value="2.29366489046773" calcext:value-type="float">
            <text:p>2.29366489046773</text:p>
          </table:table-cell>
          <table:table-cell table:formula="of:=SQRT(([.G55]/[.H55])^2+([.I55]*[.F55]/[.H55]/[.H55])^2)" office:value-type="float" office:value="0.00148145575875632" calcext:value-type="float">
            <text:p>0.001481455758756</text:p>
          </table:table-cell>
          <table:table-cell table:formula="of:=[.K55]/0.2969" office:value-type="float" office:value="7.72537854654002" calcext:value-type="float">
            <text:p>7.72537854654002</text:p>
          </table:table-cell>
          <table:table-cell table:formula="of:=SQRT(([.L55]/0.2969)^2+(0.001541*[.K55]/0.2969/0.2969)^2)" office:value-type="float" office:value="0.0404063042322351" calcext:value-type="float">
            <text:p>0.040406304232235</text:p>
          </table:table-cell>
          <table:table-cell table:formula="of:=27.43+303.8*[.M55]-37.18*([.M55])^2+6.019*([.M55])^3-0.4931*([.M55])^4+0.01559*([.M55])^5" office:value-type="float" office:value="1603.20047611382" calcext:value-type="float">
            <text:p>1603.20047611382</text:p>
          </table:table-cell>
          <table:table-cell table:formula="of:=(303.8-37.18*2*[.M55]+6.019*3*[.M55]^2-0.4931*4*[.M55]^3+0.01559*5*[.M55]^4)*[.N55]" office:value-type="float" office:value="7.08156818666681" calcext:value-type="float">
            <text:p>7.08156818666681</text:p>
          </table:table-cell>
          <table:table-cell table:formula="of:=LN([.O55])" office:value-type="float" office:value="7.37975720786768" calcext:value-type="float">
            <text:p>7.37975720786768</text:p>
          </table:table-cell>
          <table:table-cell table:formula="of:=[.P55]/[.O55]" office:value-type="float" office:value="0.00441714451322559" calcext:value-type="float">
            <text:p>0.004417144513226</text:p>
          </table:table-cell>
          <table:table-cell table:formula="of:=LN([.D55])" office:value-type="float" office:value="-3.57555076880693" calcext:value-type="float">
            <text:p>-3.57555076880693</text:p>
          </table:table-cell>
          <table:table-cell table:formula="of:=[.E55]/[.D55]" office:value-type="float" office:value="0.0714285714285714" calcext:value-type="float">
            <text:p>0.071428571428572</text:p>
          </table:table-cell>
          <table:table-cell/>
          <table:table-cell table:formula="of:=[.O55]^4" office:value-type="float" office:value="6606194143769.92" calcext:value-type="float">
            <text:p>6606194143769.92</text:p>
          </table:table-cell>
          <table:table-cell table:formula="of:=3*([.O55]^3)*[.P55]" office:value-type="float" office:value="87541542646.3691" calcext:value-type="float">
            <text:p>87541542646.3691</text:p>
          </table:table-cell>
          <table:table-cell table:formula="of:=PI()*4*3.5*37.5*[.D55]" office:value-type="float" office:value="46.1814120077699" calcext:value-type="float">
            <text:p>46.1814120077699</text:p>
          </table:table-cell>
          <table:table-cell table:formula="of:=SQRT((PI()*4*9.5*9.5*[.E55])^2+(PI()*4*9.5*2*[.D55]*0.1)^2)" office:value-type="float" office:value="2.36469880686308" calcext:value-type="float">
            <text:p>2.364698806863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10:57:32.088075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5:43:16.302604938</meta:creation-date>
    <dc:date>2019-10-12T12:57:50.964743931</dc:date>
    <meta:editing-duration>P1DT20H21M</meta:editing-duration>
    <meta:editing-cycles>6</meta:editing-cycles>
    <meta:generator>LibreOffice/6.0.7.3$Linux_X86_64 LibreOffice_project/00m0$Build-3</meta:generator>
    <meta:document-statistic meta:table-count="1" meta:cell-count="933" meta:object-count="0"/>
  </office:meta>
</office:document-meta>
</file>